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family-generic="system" style:font-charset="x-symbol"/>
    <style:font-face style:name="Lohit Hindi" svg:font-family="'Lohit Hindi'" style:font-family-generic="system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0cm" fo:margin-right="0cm" fo:text-indent="1.251cm" style:auto-text-indent="false"/>
    </style:style>
    <style:style style:name="P5" style:family="paragraph" style:parent-style-name="Standard" style:master-page-name="MP0">
      <style:paragraph-properties fo:text-align="center" style:justify-single-word="false" style:page-number="auto" fo:break-before="page"/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 style:list-style-name="L5"/>
    <style:style style:name="P10" style:family="paragraph" style:parent-style-name="Standard" style:list-style-name="L6"/>
    <style:style style:name="P11" style:family="paragraph" style:parent-style-name="Standard" style:list-style-name="L7">
      <style:text-properties fo:font-weight="bold" style:font-weight-asian="bold" style:font-weight-complex="bold"/>
    </style:style>
    <style:style style:name="P12" style:family="paragraph" style:parent-style-name="Standard" style:list-style-name="L8">
      <style:text-properties fo:font-weight="bold" style:font-weight-asian="bold" style:font-weight-complex="bold"/>
    </style:style>
    <style:style style:name="P13" style:family="paragraph" style:parent-style-name="Standard" style:list-style-name="L9">
      <style:text-properties fo:font-weight="bold" style:font-weight-asian="bold" style:font-weight-complex="bold"/>
    </style:style>
    <style:style style:name="P14" style:family="paragraph" style:parent-style-name="Standard" style:list-style-name="L10"/>
    <style:style style:name="P15" style:family="paragraph" style:parent-style-name="Standard" style:list-style-name="L11"/>
    <style:style style:name="P16" style:family="paragraph" style:parent-style-name="Standard" style:list-style-name="L12"/>
    <style:style style:name="P17" style:family="paragraph" style:parent-style-name="Standard" style:list-style-name="L13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18" style:family="paragraph" style:parent-style-name="Standard" style:list-style-name="L14"/>
    <style:style style:name="P19" style:family="paragraph" style:parent-style-name="Standard" style:list-style-name="L15"/>
    <style:style style:name="P20" style:family="paragraph" style:parent-style-name="Standard" style:list-style-name="L16"/>
    <style:style style:name="P21" style:family="paragraph" style:parent-style-name="Standard" style:list-style-name="L17"/>
    <style:style style:name="P22" style:family="paragraph" style:parent-style-name="Standard" style:list-style-name="L18"/>
    <style:style style:name="P23" style:family="paragraph" style:parent-style-name="Standard" style:list-style-name="L19"/>
    <style:style style:name="P24" style:family="paragraph" style:parent-style-name="Standard" style:list-style-name="L20"/>
    <style:style style:name="P25" style:family="paragraph" style:parent-style-name="Standard" style:list-style-name="L21"/>
    <style:style style:name="P26" style:family="paragraph" style:parent-style-name="Standard" style:list-style-name="L1">
      <style:paragraph-properties fo:margin-left="1.251cm" fo:margin-right="0cm" fo:text-indent="0cm" style:auto-text-indent="false">
        <style:tab-stops/>
      </style:paragraph-properties>
    </style:style>
    <style:style style:name="P27" style:family="paragraph">
      <style:paragraph-properties style:writing-mode="lr-tb" style:font-independent-line-spacing="false"/>
    </style:style>
    <style:style style:name="T1" style:family="text">
      <style:text-properties style:language-asian="de" style:country-asian="DE" style:language-complex="ar" style:country-complex="SA"/>
    </style:style>
    <style:style style:name="T2" style:family="text">
      <style:text-properties fo:color="#80000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8000"/>
    </style:style>
    <style:style style:name="T5" style:family="text">
      <style:text-properties style:text-position="sub 67%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WW_5f_CharLFO1LVL1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_5f_CharLFO1LVL2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_5f_CharLFO1LVL3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_5f_CharLFO1LVL4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_5f_CharLFO1LVL5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_5f_CharLFO1LVL6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_5f_CharLFO1LVL7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_5f_CharLFO1LVL8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_5f_CharLFO1LVL9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_5f_CharLFO4LVL2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_5f_CharLFO4LVL3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_5f_CharLFO4LVL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_5f_CharLFO4LVL6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_5f_CharLFO4LVL8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_5f_CharLFO4LVL9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_5f_CharLFO5LVL2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_5f_CharLFO5LVL3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_5f_CharLFO5LVL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_5f_CharLFO5LVL6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_5f_CharLFO5LVL8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_5f_CharLFO5LVL9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_5f_CharLFO6LVL2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_5f_CharLFO6LVL3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_5f_CharLFO6LVL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_5f_CharLFO6LVL6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_5f_CharLFO6LVL8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_5f_CharLFO6LVL9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prefix="(" style:num-suffix=")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prefix="(" style:num-suffix=")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10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_5f_CharLFO10LVL2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_5f_CharLFO10LVL3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_5f_CharLFO10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_5f_CharLFO10LVL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_5f_CharLFO10LVL6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_5f_CharLFO10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_5f_CharLFO10LVL8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_5f_CharLFO10LVL9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WW_5f_CharLFO1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_5f_CharLFO11LVL2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_5f_CharLFO11LVL3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_5f_CharLFO1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_5f_CharLFO11LVL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_5f_CharLFO11LVL6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_5f_CharLFO1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_5f_CharLFO11LVL8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_5f_CharLFO11LVL9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WW_5f_CharLFO1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_5f_CharLFO12LVL2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_5f_CharLFO12LVL3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_5f_CharLFO1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_5f_CharLFO12LVL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_5f_CharLFO12LVL6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_5f_CharLFO1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_5f_CharLFO12LVL8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_5f_CharLFO12LVL9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WW_5f_CharLFO1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_5f_CharLFO13LVL2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_5f_CharLFO13LVL3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_5f_CharLFO1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_5f_CharLFO13LVL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_5f_CharLFO13LVL6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_5f_CharLFO1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_5f_CharLFO13LVL8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_5f_CharLFO13LVL9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WW_5f_CharLFO14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4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4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4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4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4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4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4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4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WW_5f_CharLFO15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5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5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5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5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5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5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5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5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WW_5f_CharLFO16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6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6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6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6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6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6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6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6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WW_5f_CharLFO17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7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7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7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7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7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7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7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7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WW_5f_CharLFO18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8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8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8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8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8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8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8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8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WW_5f_CharLFO19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9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9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9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9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9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9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9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9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WW_5f_CharLFO20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0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0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0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0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0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0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0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0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WW_5f_CharLFO21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1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1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1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1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1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1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1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1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35cm" svg:stroke-color="#000000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padding-top="0cm" fo:padding-bottom="0cm" fo:padding-left="0cm" fo:padding-right="0cm" fo:wrap-option="no-wrap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35cm" svg:stroke-color="#000000" svg:stroke-opacity="100%" draw:stroke-linejoin="miter" svg:stroke-linecap="butt" draw:fill="solid" draw:fill-color="#006b6b" draw:opacity="100%" draw:textarea-horizontal-align="left" draw:textarea-vertical-align="middle" draw:auto-grow-height="false" draw:auto-grow-width="false" fo:padding-top="0cm" fo:padding-bottom="0cm" fo:padding-left="0cm" fo:padding-right="0cm" fo:wrap-option="no-wrap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35cm" svg:stroke-color="#000000" svg:stroke-opacity="100%" draw:stroke-linejoin="miter" svg:stroke-linecap="butt" draw:fill="none" draw:textarea-horizontal-align="left" draw:textarea-vertical-align="middle" draw:auto-grow-height="false" draw:auto-grow-width="false" fo:padding-top="0cm" fo:padding-bottom="0cm" fo:padding-left="0cm" fo:padding-right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5cm" svg:stroke-color="#000000" svg:stroke-opacity="100%" draw:stroke-linejoin="miter" svg:stroke-linecap="butt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35cm" svg:stroke-color="#008000" svg:stroke-opacity="100%" draw:stroke-linejoin="miter" svg:stroke-linecap="butt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cm" svg:stroke-color="#008000" svg:stroke-opacity="100%" draw:stroke-linejoin="miter" svg:stroke-linecap="butt" draw:fill="none" fo:padding-top="-0.017cm" fo:padding-bottom="-0.017cm" fo:padding-left="-0.017cm" fo:padding-right="-0.0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35cm" svg:stroke-color="#000000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padding-top="0cm" fo:padding-bottom="0cm" fo:padding-left="0cm" fo:padding-right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35cm" svg:stroke-color="#000000" svg:stroke-opacity="100%" draw:stroke-linejoin="miter" svg:stroke-linecap="butt" draw:fill="solid" draw:fill-color="#006b6b" draw:opacity="100%" draw:textarea-horizontal-align="center" draw:textarea-vertical-align="middle" draw:auto-grow-height="false" draw:auto-grow-width="false" fo:padding-top="0cm" fo:padding-bottom="0cm" fo:padding-left="0cm" fo:padding-right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035cm" svg:stroke-color="#000000" svg:stroke-opacity="100%" draw:stroke-linejoin="miter" svg:stroke-linecap="butt" draw:fill="solid" draw:fill-color="#808080" draw:opacity="100%" draw:textarea-horizontal-align="center" draw:textarea-vertical-align="middle" draw:auto-grow-height="false" draw:auto-grow-width="false" fo:padding-top="0cm" fo:padding-bottom="0cm" fo:padding-left="0cm" fo:padding-right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Öffentliche Netze</text:p>
      <text:p text:style-name="Standard"/>
      <text:list xml:id="list2744995185338242462" text:style-name="L1">
        <text:list-item>
          <text:p text:style-name="P26">Ein öffentliches Netz garantiert durch den Netzbetreiber prinzipiell jedem Teilnehmer einem Zugang, wobei staatlich kontrollierte Anforderungen erfüllt werden.</text:p>
        </text:list-item>
      </text:list>
      <text:p text:style-name="Standard"/>
      <text:p text:style-name="P1">1.) Anforderungen an ein öffentliches Netz</text:p>
      <text:list xml:id="list2553932708666573255" text:style-name="L2">
        <text:list-item>
          <text:p text:style-name="P6">zu jeder Zeit muss eine Verbindungsmöglichkeit von einem Zugangspunkt zu einem anderen beliebigen Zugangspunkt bereitgestellt werden</text:p>
        </text:list-item>
        <text:list-item>
          <text:p text:style-name="P6">jeder Benutzer muss das Ziel selbst bestimmen können</text:p>
        </text:list-item>
        <text:list-item>
          <text:p text:style-name="P6">es muss eine hinreicht große, gleichzeitige Anzahl von Verbindungen zwischen verschiedenen Teilnehmern möglich sein</text:p>
        </text:list-item>
        <text:list-item>
          <text:p text:style-name="P6">hohe Ausfallsicherheit aufweisen</text:p>
        </text:list-item>
        <text:list-item>
          <text:p text:style-name="P6">flexible Anpassungsfähigkeit an verändertes Verkehrsaufkommen und neue Übertragungstechnologien</text:p>
        </text:list-item>
        <text:list-item>
          <text:p text:style-name="P6">ausreichend Mechanismen zur Fehlerkontrolle und Qualitätssicherung</text:p>
        </text:list-item>
      </text:list>
      <text:p text:style-name="Standard"/>
      <text:p text:style-name="P1">2.) Aufbau</text:p>
      <text:p text:style-name="Standard"/>
      <text:p text:style-name="Standard"><draw:frame draw:style-name="fr1" draw:name="Grafik1" text:anchor-type="paragraph" svg:width="17cm" style:rel-width="scale" svg:height="12.749cm" style:rel-height="scale" draw:z-index="74"><draw:image/></draw:frame><text:span text:style-name="Absatz-Standardschriftart"><text:span text:style-name="T1"/></text:span></text:p>
      <text:p text:style-name="Standard">(1) Zugangsnetzknoten:</text:p>
      <text:p text:style-name="Standard"><text:tab/>Anbindung des Teilnehmers ans öffentliche Netz (Ortsvermittlungsstellen)</text:p>
      <text:p text:style-name="Standard">(2) Durchgangsnetzknoten:</text:p>
      <text:p text:style-name="Standard"><text:tab/>Übernimmt die Übertragungsvermittlung im Netz</text:p>
      <text:p text:style-name="Standard">(3) Netzzugangspunkt:</text:p>
      <text:p text:style-name="Standard"><text:tab/>Hier endet Zuständigkeit des Netzbetreibers</text:p>
      <text:p text:style-name="Standard"><text:soft-page-break/>(4) Endeinrichtung:</text:p>
      <text:p text:style-name="Standard"><text:tab/>Endgeräte des Teilnehmers</text:p>
      <text:p text:style-name="Standard"/>
      <text:p text:style-name="P1">3.) Vermittlungsprinzipien</text:p>
      <text:list xml:id="list8164188172272291528" text:style-name="L3">
        <text:list-item>
          <text:p text:style-name="P7">Durchschalte- bzw. Leitungsvermittlung</text:p>
        </text:list-item>
      </text:list>
      <text:p text:style-name="Standard"><text:s text:c="2"/>→ die Verbindung zwischen zwei Teilnehmern ist für die gesamte Dauer freigeschalten</text:p>
      <text:p text:style-name="Standard"><text:s text:c="2"/>→ die Verbindung steht nur diesen zur Verfügung</text:p>
      <text:list xml:id="list29361206" text:continue-numbering="true" text:style-name="L3">
        <text:list-item>
          <text:p text:style-name="P7">Speicher- bzw. Paketvermittlung</text:p>
        </text:list-item>
      </text:list>
      <text:p text:style-name="Standard"><text:s text:c="2"/>→ die zu übertragenden Informationen werden in Pakete aufgeteilt und gemeinsam über</text:p>
      <text:p text:style-name="Standard"><text:s/>eine Leitung übertragen</text:p>
      <text:p text:style-name="Standard"><text:tab/> <text:s/>→ für die sichere Übertragung müssen sie zwischengespeichert werden</text:p>
      <text:p text:style-name="Standard"><text:tab/> <text:s/>→ Verbindung besteht nur bei Übertragung der Pakete =&gt; Virtuelle Verbindung</text:p>
      <text:p text:style-name="Standard"/>
      <text:p text:style-name="P1">4.) Übertragungsarten</text:p>
      <text:list xml:id="list7748617532086547950" text:style-name="L4">
        <text:list-item>
          <text:p text:style-name="P8">verbindungsorientierte Übertragung</text:p>
        </text:list-item>
      </text:list>
      <text:p text:style-name="Standard"><text:tab/>→ Erst nach Verbindungsaufbau durch Wählvorgang findet eine Informationsübertragung</text:p>
      <text:p text:style-name="Standard"><text:tab/> <text:s text:c="4"/>statt.</text:p>
      <text:list xml:id="list7047872907254616010" text:style-name="L5">
        <text:list-item>
          <text:p text:style-name="P9">verbindunglose Übertragung</text:p>
        </text:list-item>
      </text:list>
      <text:p text:style-name="Standard"><text:tab/>→ Die Teilnehmer stehen über die vorhandenen Netzwerke ständig in Verbindung.</text:p>
      <text:p text:style-name="Standard"><text:tab/>→ Informationsübertragung erfolgt sofort</text:p>
      <text:p text:style-name="Standard"/>
      <text:p text:style-name="P1">5.) Betriebsarten</text:p>
      <text:p text:style-name="Standard">→ bestimmt durch Übertragungsrichtung der Signale/Daten</text:p>
      <text:list xml:id="list213560721106761011" text:style-name="L6">
        <text:list-item>
          <text:p text:style-name="P10"><text:span text:style-name="Absatz-Standardschriftart"><text:span text:style-name="T2">Simplex</text:span></text:span> – nur in eine Richtung</text:p>
        </text:list-item>
        <text:list-item>
          <text:p text:style-name="P10"><text:span text:style-name="Absatz-Standardschriftart"><text:span text:style-name="T2">Halbduplex</text:span></text:span> – abwechselnd in beide Richtungen</text:p>
        </text:list-item>
        <text:list-item>
          <text:p text:style-name="P10"><text:span text:style-name="Absatz-Standardschriftart"><text:span text:style-name="T2">Vollduplex</text:span></text:span> – gleichzeitig in beide Richtungen</text:p>
        </text:list-item>
      </text:list>
      <text:p text:style-name="Standard"/>
      <text:p text:style-name="P1">6.) Übertragungsverfahren</text:p>
      <text:p text:style-name="Standard"><draw:custom-shape text:anchor-type="paragraph" draw:z-index="22" draw:name="Freihandform 2" draw:style-name="gr1" draw:text-style-name="P27" svg:width="0.498cm" svg:height="0.999cm" svg:x="14.427cm" svg:y="2.598cm"><text:p/><draw:enhanced-geometry svg:viewBox="0 0 21600 21600" draw:text-areas="?f4 ?f4 ?f5 ?f5" draw:type="non-primitive" draw:enhanced-path="M ?f0 ?f0 L ?f1 ?f0 ?f1 ?f1 ?f0 ?f1 ?f0 ?f0 Z N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draw:custom-shape text:anchor-type="paragraph" draw:z-index="21" draw:name="Freihandform 3" draw:style-name="gr1" draw:text-style-name="P27" svg:width="0.498cm" svg:height="0.999cm" svg:x="13.928cm" svg:y="2.598cm"><text:p/><draw:enhanced-geometry svg:viewBox="0 0 21600 21600" draw:text-areas="?f4 ?f4 ?f5 ?f5" draw:type="non-primitive" draw:enhanced-path="M ?f0 ?f0 L ?f1 ?f0 ?f1 ?f1 ?f0 ?f1 ?f0 ?f0 Z N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draw:custom-shape text:anchor-type="paragraph" draw:z-index="20" draw:name="Freihandform 4" draw:style-name="gr1" draw:text-style-name="P27" svg:width="0.498cm" svg:height="0.999cm" svg:x="13.428cm" svg:y="2.598cm"><text:p/><draw:enhanced-geometry svg:viewBox="0 0 21600 21600" draw:text-areas="?f4 ?f4 ?f5 ?f5" draw:type="non-primitive" draw:enhanced-path="M ?f0 ?f0 L ?f1 ?f0 ?f1 ?f1 ?f0 ?f1 ?f0 ?f0 Z N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draw:custom-shape text:anchor-type="paragraph" draw:z-index="19" draw:name="Freihandform 5" draw:style-name="gr1" draw:text-style-name="P27" svg:width="0.498cm" svg:height="0.999cm" svg:x="12.929cm" svg:y="2.598cm"><text:p/><draw:enhanced-geometry svg:viewBox="0 0 21600 21600" draw:text-areas="?f4 ?f4 ?f5 ?f5" draw:type="non-primitive" draw:enhanced-path="M ?f0 ?f0 L ?f1 ?f0 ?f1 ?f1 ?f0 ?f1 ?f0 ?f0 Z N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draw:custom-shape text:anchor-type="paragraph" draw:z-index="18" draw:name="Freihandform 6" draw:style-name="gr1" draw:text-style-name="P27" svg:width="0.498cm" svg:height="0.999cm" svg:x="12.43cm" svg:y="2.598cm"><text:p/><draw:enhanced-geometry svg:viewBox="0 0 21600 21600" draw:text-areas="?f4 ?f4 ?f5 ?f5" draw:type="non-primitive" draw:enhanced-path="M ?f0 ?f0 L ?f1 ?f0 ?f1 ?f1 ?f0 ?f1 ?f0 ?f0 Z N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draw:custom-shape text:anchor-type="paragraph" draw:z-index="17" draw:name="Freihandform 7" draw:style-name="gr2" draw:text-style-name="P27" svg:width="0.498cm" svg:height="0.999cm" svg:x="11.931cm" svg:y="2.598cm"><text:p/><draw:enhanced-geometry svg:viewBox="0 0 21600 21600" draw:text-areas="?f4 ?f4 ?f5 ?f5" draw:type="non-primitive" draw:enhanced-path="M ?f0 ?f0 L ?f1 ?f0 ?f1 ?f1 ?f0 ?f1 ?f0 ?f0 Z N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draw:custom-shape text:anchor-type="paragraph" draw:z-index="16" draw:name="Freihandform 8" draw:style-name="gr1" draw:text-style-name="P27" svg:width="0.498cm" svg:height="0.999cm" svg:x="11.432cm" svg:y="2.598cm"><text:p/><draw:enhanced-geometry svg:viewBox="0 0 21600 21600" draw:text-areas="?f4 ?f4 ?f5 ?f5" draw:type="non-primitive" draw:enhanced-path="M ?f0 ?f0 L ?f1 ?f0 ?f1 ?f1 ?f0 ?f1 ?f0 ?f0 Z N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draw:custom-shape text:anchor-type="paragraph" draw:z-index="15" draw:name="Freihandform 9" draw:style-name="gr1" draw:text-style-name="P27" svg:width="0.498cm" svg:height="0.999cm" svg:x="10.933cm" svg:y="2.598cm"><text:p/><draw:enhanced-geometry svg:viewBox="0 0 21600 21600" draw:text-areas="?f4 ?f4 ?f5 ?f5" draw:type="non-primitive" draw:enhanced-path="M ?f0 ?f0 L ?f1 ?f0 ?f1 ?f1 ?f0 ?f1 ?f0 ?f0 Z N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draw:custom-shape text:anchor-type="paragraph" draw:z-index="6" draw:name="Freihandform 10" draw:style-name="gr1" draw:text-style-name="P27" svg:width="0.498cm" svg:height="0.999cm" svg:x="9.433cm" svg:y="2.598cm"><text:p/><draw:enhanced-geometry svg:viewBox="0 0 21600 21600" draw:text-areas="?f4 ?f4 ?f5 ?f5" draw:type="non-primitive" draw:enhanced-path="M ?f0 ?f0 L ?f1 ?f0 ?f1 ?f1 ?f0 ?f1 ?f0 ?f0 Z N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draw:custom-shape text:anchor-type="paragraph" draw:z-index="5" draw:name="Freihandform 11" draw:style-name="gr1" draw:text-style-name="P27" svg:width="0.498cm" svg:height="0.999cm" svg:x="8.934cm" svg:y="2.598cm"><text:p/><draw:enhanced-geometry svg:viewBox="0 0 21600 21600" draw:text-areas="?f4 ?f4 ?f5 ?f5" draw:type="non-primitive" draw:enhanced-path="M ?f0 ?f0 L ?f1 ?f0 ?f1 ?f1 ?f0 ?f1 ?f0 ?f0 Z N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draw:custom-shape text:anchor-type="paragraph" draw:z-index="4" draw:name="Freihandform 12" draw:style-name="gr1" draw:text-style-name="P27" svg:width="0.498cm" svg:height="0.999cm" svg:x="8.435cm" svg:y="2.598cm"><text:p/><draw:enhanced-geometry svg:viewBox="0 0 21600 21600" draw:text-areas="?f4 ?f4 ?f5 ?f5" draw:type="non-primitive" draw:enhanced-path="M ?f0 ?f0 L ?f1 ?f0 ?f1 ?f1 ?f0 ?f1 ?f0 ?f0 Z N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draw:custom-shape text:anchor-type="paragraph" draw:z-index="3" draw:name="Freihandform 13" draw:style-name="gr1" draw:text-style-name="P27" svg:width="0.498cm" svg:height="0.999cm" svg:x="7.936cm" svg:y="2.598cm"><text:p/><draw:enhanced-geometry svg:viewBox="0 0 21600 21600" draw:text-areas="?f4 ?f4 ?f5 ?f5" draw:type="non-primitive" draw:enhanced-path="M ?f0 ?f0 L ?f1 ?f0 ?f1 ?f1 ?f0 ?f1 ?f0 ?f0 Z N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draw:custom-shape text:anchor-type="paragraph" draw:z-index="2" draw:name="Freihandform 14" draw:style-name="gr1" draw:text-style-name="P27" svg:width="0.498cm" svg:height="0.999cm" svg:x="7.437cm" svg:y="2.598cm"><text:p/><draw:enhanced-geometry svg:viewBox="0 0 21600 21600" draw:text-areas="?f4 ?f4 ?f5 ?f5" draw:type="non-primitive" draw:enhanced-path="M ?f0 ?f0 L ?f1 ?f0 ?f1 ?f1 ?f0 ?f1 ?f0 ?f0 Z N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draw:custom-shape text:anchor-type="paragraph" draw:z-index="1" draw:name="Freihandform 15" draw:style-name="gr2" draw:text-style-name="P27" svg:width="0.498cm" svg:height="0.999cm" svg:x="6.937cm" svg:y="2.598cm"><text:p/><draw:enhanced-geometry svg:viewBox="0 0 21600 21600" draw:text-areas="?f4 ?f4 ?f5 ?f5" draw:type="non-primitive" draw:enhanced-path="M ?f0 ?f0 L ?f1 ?f0 ?f1 ?f1 ?f0 ?f1 ?f0 ?f0 Z N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draw:custom-shape text:anchor-type="paragraph" draw:z-index="0" draw:name="Freihandform 16" draw:style-name="gr1" draw:text-style-name="P27" svg:width="0.498cm" svg:height="0.999cm" svg:x="6.438cm" svg:y="2.598cm"><text:p/><draw:enhanced-geometry svg:viewBox="0 0 21600 21600" draw:text-areas="?f4 ?f4 ?f5 ?f5" draw:type="non-primitive" draw:enhanced-path="M ?f0 ?f0 L ?f1 ?f0 ?f1 ?f1 ?f0 ?f1 ?f0 ?f0 Z N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draw:custom-shape text:anchor-type="paragraph" draw:z-index="75" draw:name="Freihandform 17" draw:style-name="gr1" draw:text-style-name="P27" svg:width="0.498cm" svg:height="0.999cm" svg:x="5.939cm" svg:y="2.598cm"><text:p/><draw:enhanced-geometry svg:viewBox="0 0 21600 21600" draw:text-areas="?f4 ?f4 ?f5 ?f5" draw:type="non-primitive" draw:enhanced-path="M ?f0 ?f0 L ?f1 ?f0 ?f1 ?f1 ?f0 ?f1 ?f0 ?f0 Z N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draw:custom-shape text:anchor-type="paragraph" draw:z-index="14" draw:name="Freihandform 18" draw:style-name="gr1" draw:text-style-name="P27" svg:width="0.498cm" svg:height="0.999cm" svg:x="4.44cm" svg:y="2.598cm"><text:p/><draw:enhanced-geometry svg:viewBox="0 0 21600 21600" draw:text-areas="?f4 ?f4 ?f5 ?f5" draw:type="non-primitive" draw:enhanced-path="M ?f0 ?f0 L ?f1 ?f0 ?f1 ?f1 ?f0 ?f1 ?f0 ?f0 Z N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draw:custom-shape text:anchor-type="paragraph" draw:z-index="13" draw:name="Freihandform 19" draw:style-name="gr1" draw:text-style-name="P27" svg:width="0.498cm" svg:height="0.999cm" svg:x="3.941cm" svg:y="2.598cm"><text:p/><draw:enhanced-geometry svg:viewBox="0 0 21600 21600" draw:text-areas="?f4 ?f4 ?f5 ?f5" draw:type="non-primitive" draw:enhanced-path="M ?f0 ?f0 L ?f1 ?f0 ?f1 ?f1 ?f0 ?f1 ?f0 ?f0 Z N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draw:custom-shape text:anchor-type="paragraph" draw:z-index="12" draw:name="Freihandform 20" draw:style-name="gr1" draw:text-style-name="P27" svg:width="0.498cm" svg:height="0.999cm" svg:x="3.441cm" svg:y="2.598cm"><text:p/><draw:enhanced-geometry svg:viewBox="0 0 21600 21600" draw:text-areas="?f4 ?f4 ?f5 ?f5" draw:type="non-primitive" draw:enhanced-path="M ?f0 ?f0 L ?f1 ?f0 ?f1 ?f1 ?f0 ?f1 ?f0 ?f0 Z N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draw:custom-shape text:anchor-type="paragraph" draw:z-index="11" draw:name="Freihandform 21" draw:style-name="gr1" draw:text-style-name="P27" svg:width="0.498cm" svg:height="0.999cm" svg:x="2.942cm" svg:y="2.598cm"><text:p/><draw:enhanced-geometry svg:viewBox="0 0 21600 21600" draw:text-areas="?f4 ?f4 ?f5 ?f5" draw:type="non-primitive" draw:enhanced-path="M ?f0 ?f0 L ?f1 ?f0 ?f1 ?f1 ?f0 ?f1 ?f0 ?f0 Z N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draw:custom-shape text:anchor-type="paragraph" draw:z-index="10" draw:name="Freihandform 22" draw:style-name="gr1" draw:text-style-name="P27" svg:width="0.498cm" svg:height="0.999cm" svg:x="2.443cm" svg:y="2.598cm"><text:p/><draw:enhanced-geometry svg:viewBox="0 0 21600 21600" draw:text-areas="?f4 ?f4 ?f5 ?f5" draw:type="non-primitive" draw:enhanced-path="M ?f0 ?f0 L ?f1 ?f0 ?f1 ?f1 ?f0 ?f1 ?f0 ?f0 Z N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draw:custom-shape text:anchor-type="paragraph" draw:z-index="9" draw:name="Freihandform 23" draw:style-name="gr2" draw:text-style-name="P27" svg:width="0.498cm" svg:height="0.999cm" svg:x="1.944cm" svg:y="2.598cm"><text:p/><draw:enhanced-geometry svg:viewBox="0 0 21600 21600" draw:text-areas="?f4 ?f4 ?f5 ?f5" draw:type="non-primitive" draw:enhanced-path="M ?f0 ?f0 L ?f1 ?f0 ?f1 ?f1 ?f0 ?f1 ?f0 ?f0 Z N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draw:custom-shape text:anchor-type="paragraph" draw:z-index="8" draw:name="Freihandform 24" draw:style-name="gr1" draw:text-style-name="P27" svg:width="0.498cm" svg:height="0.999cm" svg:x="1.445cm" svg:y="2.598cm"><text:p/><draw:enhanced-geometry svg:viewBox="0 0 21600 21600" draw:text-areas="?f4 ?f4 ?f5 ?f5" draw:type="non-primitive" draw:enhanced-path="M ?f0 ?f0 L ?f1 ?f0 ?f1 ?f1 ?f0 ?f1 ?f0 ?f0 Z N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draw:custom-shape text:anchor-type="paragraph" draw:z-index="7" draw:name="Freihandform 25" draw:style-name="gr1" draw:text-style-name="P27" svg:width="0.498cm" svg:height="0.999cm" svg:x="0.945cm" svg:y="2.598cm"><text:p/><draw:enhanced-geometry svg:viewBox="0 0 21600 21600" draw:text-areas="?f4 ?f4 ?f5 ?f5" draw:type="non-primitive" draw:enhanced-path="M ?f0 ?f0 L ?f1 ?f0 ?f1 ?f1 ?f0 ?f1 ?f0 ?f0 Z N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draw:custom-shape text:anchor-type="paragraph" draw:z-index="25" draw:name="Freihandform 26" draw:style-name="gr3" draw:text-style-name="P27" svg:width="0.398cm" svg:height="3.835cm" draw:transform="rotate (-1.57079632679579) translate (14.8078472222222cm 2.01436111111111cm)"><text:p/><draw:enhanced-geometry svg:viewBox="0 0 21600 21600" draw:text-areas="?f35 ?f30 ?f33 ?f31" draw:glue-points="?f33 ?f34 ?f34 ?f32 ?f33 ?f33" draw:type="non-primitive" draw:modifiers="1800 10800" draw:enhanced-path="M ?f9 ?f8 C ?f11 ?f8 ?f12 ?f18 ?f12 ?f13 L ?f12 ?f21 C ?f12 ?f27 ?f10 ?f14 ?f8 ?f14 ?f10 ?f14 ?f12 ?f28 ?f12 ?f22 L ?f12 ?f19 C ?f12 ?f29 ?f11 ?f9 ?f9 ?f9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5400"/><draw:equation draw:name="f11" draw:formula="16200"/><draw:equation draw:name="f12" draw:formula="10800"/><draw:equation draw:name="f13" draw:formula="$0"/><draw:equation draw:name="f14" draw:formula="$1"/><draw:equation draw:name="f15" draw:formula="?f9 - ?f8"/><draw:equation draw:name="f16" draw:formula="0 * ?f6"/><draw:equation draw:name="f17" draw:formula="?f15 / 21600"/><draw:equation draw:name="f18" draw:formula="?f13 / 2"/><draw:equation draw:name="f19" draw:formula="21600 - ?f13"/><draw:equation draw:name="f20" draw:formula="?f13 * 10000"/><draw:equation draw:name="f21" draw:formula="?f14 - ?f13"/><draw:equation draw:name="f22" draw:formula="?f14 + ?f13"/><draw:equation draw:name="f23" draw:formula="10800 * ?f17"/><draw:equation draw:name="f24" draw:formula="13800 * ?f17"/><draw:equation draw:name="f25" draw:formula="21600 * ?f17"/><draw:equation draw:name="f26" draw:formula="0 * ?f17"/><draw:equation draw:name="f27" draw:formula="?f14 - ?f18"/><draw:equation draw:name="f28" draw:formula="?f14 + ?f18"/><draw:equation draw:name="f29" draw:formula="21600 - ?f18"/><draw:equation draw:name="f30" draw:formula="?f20 / 31953"/><draw:equation draw:name="f31" draw:formula="21600 - ?f30"/><draw:equation draw:name="f32" draw:formula="?f23 / ?f17"/><draw:equation draw:name="f33" draw:formula="?f25 / ?f17"/><draw:equation draw:name="f34" draw:formula="?f26 / ?f17"/><draw:equation draw:name="f35" draw:formula="?f24 / ?f17"/><draw:equation draw:name="f36" draw:formula="$0 / ?f7"/><draw:equation draw:name="f37" draw:formula="$1 / ?f7"/><draw:equation draw:name="f38" draw:formula="?f16 / ?f6"/><draw:handle draw:handle-position="?f32 $0" draw:handle-range-y-minimum="0" draw:handle-range-y-maximum="5400"/><draw:handle draw:handle-position="?f38 $1" draw:handle-range-y-minimum="0" draw:handle-range-y-maximum="21600"/></draw:enhanced-geometry></draw:custom-shape><draw:custom-shape text:anchor-type="paragraph" draw:z-index="24" draw:name="Freihandform 27" draw:style-name="gr3" draw:text-style-name="P27" svg:width="0.398cm" svg:height="3.835cm" draw:transform="rotate (-1.57079632679579) translate (9.80722222222222cm 2.01436111111111cm)"><text:p/><draw:enhanced-geometry svg:viewBox="0 0 21600 21600" draw:text-areas="?f35 ?f30 ?f33 ?f31" draw:glue-points="?f33 ?f34 ?f34 ?f32 ?f33 ?f33" draw:type="non-primitive" draw:modifiers="1800 10800" draw:enhanced-path="M ?f9 ?f8 C ?f11 ?f8 ?f12 ?f18 ?f12 ?f13 L ?f12 ?f21 C ?f12 ?f27 ?f10 ?f14 ?f8 ?f14 ?f10 ?f14 ?f12 ?f28 ?f12 ?f22 L ?f12 ?f19 C ?f12 ?f29 ?f11 ?f9 ?f9 ?f9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5400"/><draw:equation draw:name="f11" draw:formula="16200"/><draw:equation draw:name="f12" draw:formula="10800"/><draw:equation draw:name="f13" draw:formula="$0"/><draw:equation draw:name="f14" draw:formula="$1"/><draw:equation draw:name="f15" draw:formula="?f9 - ?f8"/><draw:equation draw:name="f16" draw:formula="0 * ?f6"/><draw:equation draw:name="f17" draw:formula="?f15 / 21600"/><draw:equation draw:name="f18" draw:formula="?f13 / 2"/><draw:equation draw:name="f19" draw:formula="21600 - ?f13"/><draw:equation draw:name="f20" draw:formula="?f13 * 10000"/><draw:equation draw:name="f21" draw:formula="?f14 - ?f13"/><draw:equation draw:name="f22" draw:formula="?f14 + ?f13"/><draw:equation draw:name="f23" draw:formula="10800 * ?f17"/><draw:equation draw:name="f24" draw:formula="13800 * ?f17"/><draw:equation draw:name="f25" draw:formula="21600 * ?f17"/><draw:equation draw:name="f26" draw:formula="0 * ?f17"/><draw:equation draw:name="f27" draw:formula="?f14 - ?f18"/><draw:equation draw:name="f28" draw:formula="?f14 + ?f18"/><draw:equation draw:name="f29" draw:formula="21600 - ?f18"/><draw:equation draw:name="f30" draw:formula="?f20 / 31953"/><draw:equation draw:name="f31" draw:formula="21600 - ?f30"/><draw:equation draw:name="f32" draw:formula="?f23 / ?f17"/><draw:equation draw:name="f33" draw:formula="?f25 / ?f17"/><draw:equation draw:name="f34" draw:formula="?f26 / ?f17"/><draw:equation draw:name="f35" draw:formula="?f24 / ?f17"/><draw:equation draw:name="f36" draw:formula="$0 / ?f7"/><draw:equation draw:name="f37" draw:formula="$1 / ?f7"/><draw:equation draw:name="f38" draw:formula="?f16 / ?f6"/><draw:handle draw:handle-position="?f32 $0" draw:handle-range-y-minimum="0" draw:handle-range-y-maximum="5400"/><draw:handle draw:handle-position="?f38 $1" draw:handle-range-y-minimum="0" draw:handle-range-y-maximum="21600"/></draw:enhanced-geometry></draw:custom-shape><draw:custom-shape text:anchor-type="paragraph" draw:z-index="23" draw:name="Freihandform 28" draw:style-name="gr3" draw:text-style-name="P27" svg:width="0.398cm" svg:height="3.835cm" draw:transform="rotate (-1.57079632679579) translate (4.80659722222222cm 2.01436111111111cm)"><text:p/><draw:enhanced-geometry svg:viewBox="0 0 21600 21600" draw:text-areas="?f35 ?f30 ?f33 ?f31" draw:glue-points="?f33 ?f34 ?f34 ?f32 ?f33 ?f33" draw:type="non-primitive" draw:modifiers="1800 10800" draw:enhanced-path="M ?f9 ?f8 C ?f11 ?f8 ?f12 ?f18 ?f12 ?f13 L ?f12 ?f21 C ?f12 ?f27 ?f10 ?f14 ?f8 ?f14 ?f10 ?f14 ?f12 ?f28 ?f12 ?f22 L ?f12 ?f19 C ?f12 ?f29 ?f11 ?f9 ?f9 ?f9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5400"/><draw:equation draw:name="f11" draw:formula="16200"/><draw:equation draw:name="f12" draw:formula="10800"/><draw:equation draw:name="f13" draw:formula="$0"/><draw:equation draw:name="f14" draw:formula="$1"/><draw:equation draw:name="f15" draw:formula="?f9 - ?f8"/><draw:equation draw:name="f16" draw:formula="0 * ?f6"/><draw:equation draw:name="f17" draw:formula="?f15 / 21600"/><draw:equation draw:name="f18" draw:formula="?f13 / 2"/><draw:equation draw:name="f19" draw:formula="21600 - ?f13"/><draw:equation draw:name="f20" draw:formula="?f13 * 10000"/><draw:equation draw:name="f21" draw:formula="?f14 - ?f13"/><draw:equation draw:name="f22" draw:formula="?f14 + ?f13"/><draw:equation draw:name="f23" draw:formula="10800 * ?f17"/><draw:equation draw:name="f24" draw:formula="13800 * ?f17"/><draw:equation draw:name="f25" draw:formula="21600 * ?f17"/><draw:equation draw:name="f26" draw:formula="0 * ?f17"/><draw:equation draw:name="f27" draw:formula="?f14 - ?f18"/><draw:equation draw:name="f28" draw:formula="?f14 + ?f18"/><draw:equation draw:name="f29" draw:formula="21600 - ?f18"/><draw:equation draw:name="f30" draw:formula="?f20 / 31953"/><draw:equation draw:name="f31" draw:formula="21600 - ?f30"/><draw:equation draw:name="f32" draw:formula="?f23 / ?f17"/><draw:equation draw:name="f33" draw:formula="?f25 / ?f17"/><draw:equation draw:name="f34" draw:formula="?f26 / ?f17"/><draw:equation draw:name="f35" draw:formula="?f24 / ?f17"/><draw:equation draw:name="f36" draw:formula="$0 / ?f7"/><draw:equation draw:name="f37" draw:formula="$1 / ?f7"/><draw:equation draw:name="f38" draw:formula="?f16 / ?f6"/><draw:handle draw:handle-position="?f32 $0" draw:handle-range-y-minimum="0" draw:handle-range-y-maximum="5400"/><draw:handle draw:handle-position="?f38 $1" draw:handle-range-y-minimum="0" draw:handle-range-y-maximum="21600"/></draw:enhanced-geometry></draw:custom-shape><text:span text:style-name="Absatz-Standardschriftart"><text:span text:style-name="T3">(1) Synchronous Transfer Modus (STM)</text:span></text:span></text:p>
      <text:p text:style-name="Standard"/>
      <text:p text:style-name="Standard"><text:tab/><text:tab/><text:tab/><text:tab/>Übertragungsrahmen</text:p>
      <text:p text:style-name="Standard"/>
      <text:p text:style-name="Standard"/>
      <text:p text:style-name="Standard"/>
      <text:p text:style-name="Standard"/>
      <text:p text:style-name="Standard"><draw:connector text:anchor-type="paragraph" draw:z-index="26" draw:name="Gerader Verbinder 29" draw:style-name="gr4" draw:type="line" svg:x1="11.158cm" svg:y1="0.455cm" svg:x2="12.665cm" svg:y2="1.75cm" svg:d="M11158 455l1507 1295"><text:p/></draw:connector><draw:connector text:anchor-type="paragraph" draw:z-index="27" draw:name="Gerader Verbinder 30" draw:style-name="gr4" draw:type="line" svg:x1="11.767cm" svg:y1="0.455cm" svg:x2="12.665cm" svg:y2="1.75cm" svg:d="M11767 455l898 1295"><text:p/></draw:connector><draw:connector text:anchor-type="paragraph" draw:z-index="28" draw:name="Gerader Verbinder 31" draw:style-name="gr4" draw:type="line" svg:x1="12.27cm" svg:y1="0.455cm" svg:x2="12.666cm" svg:y2="1.75cm" svg:d="M12270 455l396 1295"><text:p/></draw:connector><draw:connector text:anchor-type="paragraph" draw:z-index="29" draw:name="Gerader Verbinder 32" draw:style-name="gr4" draw:type="line" svg:x1="12.666cm" svg:y1="0.455cm" svg:x2="12.666cm" svg:y2="1.75cm" svg:d="M12666 455v1295"><text:p/></draw:connector><draw:connector text:anchor-type="paragraph" draw:z-index="34" draw:name="Gerader Verbinder 33" draw:style-name="gr5" draw:type="line" svg:x1="2.163cm" svg:y1="0.402cm" svg:x2="2.163cm" svg:y2="1.593cm" svg:d="M2163 402v1191"><text:p/></draw:connector><draw:connector text:anchor-type="paragraph" draw:z-index="35" draw:name="Gerader Verbinder 34" draw:style-name="gr5" draw:type="line" svg:x1="7.11cm" svg:y1="0.429cm" svg:x2="2.163cm" svg:y2="1.591cm" svg:d="M7110 429l-4947 1162"><text:p/></draw:connector><draw:connector text:anchor-type="paragraph" draw:z-index="36" draw:name="Gerader Verbinder 35" draw:style-name="gr6" draw:type="line" svg:x1="12.268cm" svg:y1="0.455cm" svg:x2="2.163cm" svg:y2="1.593cm" svg:d="M12268 455l-10105 1138"><text:p/></draw:connector><text:span text:style-name="Absatz-Standardschriftart"><text:span text:style-name="T1"/></text:span></text:p>
      <text:p text:style-name="Standard"><draw:connector text:anchor-type="paragraph" draw:z-index="30" draw:name="Gerader Verbinder 36" draw:style-name="gr4" draw:type="line" svg:x1="13.192cm" svg:y1="0.048cm" svg:x2="12.666cm" svg:y2="1.261cm" svg:d="M13192 48l-526 1213"><text:p/></draw:connector><draw:connector text:anchor-type="paragraph" draw:z-index="31" draw:name="Gerader Verbinder 37" draw:style-name="gr4" draw:type="line" svg:x1="13.723cm" svg:y1="0.021cm" svg:x2="12.666cm" svg:y2="1.263cm" svg:d="M13723 21l-1057 1242"><text:p/></draw:connector><draw:connector text:anchor-type="paragraph" draw:z-index="32" draw:name="Gerader Verbinder 38" draw:style-name="gr4" draw:type="line" svg:x1="14.148cm" svg:y1="0.021cm" svg:x2="12.666cm" svg:y2="1.263cm" svg:d="M14148 21l-1482 1242"><text:p/></draw:connector><draw:connector text:anchor-type="paragraph" draw:z-index="33" draw:name="Gerader Verbinder 39" draw:style-name="gr4" draw:type="line" svg:x1="14.649cm" svg:y1="0.048cm" svg:x2="12.666cm" svg:y2="1.261cm" svg:d="M14649 48l-1983 1213"><text:p/></draw:connector><text:span text:style-name="Absatz-Standardschriftart"><text:span text:style-name="T1"/></text:span></text:p>
      <text:p text:style-name="Standard"/>
      <text:p text:style-name="Standard"/>
      <text:p text:style-name="Standard"><text:tab/><text:span text:style-name="Absatz-Standardschriftart"><text:span text:style-name="T4">einem Kanal zugeordnete</text:span></text:span><text:tab/><text:tab/><text:tab/><text:tab/>Zeitschlitze mit konst. Bitrate</text:p>
      <text:p text:style-name="Standard"><text:tab/><text:span text:style-name="Absatz-Standardschriftart"><text:span text:style-name="T4">Zeitschlitze</text:span></text:span></text:p>
      <text:p text:style-name="Standard"/>
      <text:p text:style-name="Standard"><text:tab/>→ gekennzeichnet duch festen Übertragungsrahmen (feste Bandbreite, feste Periode,</text:p>
      <text:p text:style-name="Standard"><text:tab/><text:tab/><text:tab/><text:tab/><text:tab/><text:tab/><text:tab/><text:tab/> <text:s text:c="3"/>feste Bitrate)</text:p>
      <text:p text:style-name="Standard"><text:tab/>→ Für eine Verbindung wird ein Zeitschlitz zugeordnet =&gt; feste Übertragungsrate</text:p>
      <text:p text:style-name="Standard"><text:tab/> <text:s text:c="4"/>Bsp. Telefon, ISD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(2) Packet Transfer Mode (PTM)</text:p>
      <text:p text:style-name="Standard"><draw:connector text:anchor-type="paragraph" draw:z-index="50" draw:name="Gerader Verbinder 40" draw:style-name="gr4" draw:type="line" svg:x1="10.682cm" svg:y1="0.243cm" svg:x2="11.185cm" svg:y2="0.533cm" svg:d="M10682 243l503 290"><text:p/></draw:connector><draw:connector text:anchor-type="paragraph" draw:z-index="51" draw:name="Gerader Verbinder 41" draw:style-name="gr4" draw:type="line" svg:x1="12.402cm" svg:y1="0.243cm" svg:x2="12.058cm" svg:y2="0.561cm" svg:d="M12402 243l-344 318"><text:p/></draw:connector><text:tab/><text:tab/><text:tab/><text:tab/><text:tab/><text:tab/><text:tab/>Nutzdaten<text:tab/><text:tab/>Header</text:p>
      <text:p text:style-name="Standard"><draw:custom-shape text:anchor-type="paragraph" draw:z-index="54" draw:name="Freihandform 42" draw:style-name="gr3" draw:text-style-name="P27" svg:width="0.602cm" svg:height="2.468cm" draw:transform="rotate (-1.57079632679579) translate (13.55725cm 2.05493055555556cm)"><text:p/><draw:enhanced-geometry svg:viewBox="0 0 21600 21600" draw:text-areas="?f35 ?f30 ?f33 ?f31" draw:glue-points="?f33 ?f34 ?f34 ?f32 ?f33 ?f33" draw:type="non-primitive" draw:modifiers="1800 10800" draw:enhanced-path="M ?f9 ?f8 C ?f11 ?f8 ?f12 ?f18 ?f12 ?f13 L ?f12 ?f21 C ?f12 ?f27 ?f10 ?f14 ?f8 ?f14 ?f10 ?f14 ?f12 ?f28 ?f12 ?f22 L ?f12 ?f19 C ?f12 ?f29 ?f11 ?f9 ?f9 ?f9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5400"/><draw:equation draw:name="f11" draw:formula="16200"/><draw:equation draw:name="f12" draw:formula="10800"/><draw:equation draw:name="f13" draw:formula="$0"/><draw:equation draw:name="f14" draw:formula="$1"/><draw:equation draw:name="f15" draw:formula="?f9 - ?f8"/><draw:equation draw:name="f16" draw:formula="0 * ?f6"/><draw:equation draw:name="f17" draw:formula="?f15 / 21600"/><draw:equation draw:name="f18" draw:formula="?f13 / 2"/><draw:equation draw:name="f19" draw:formula="21600 - ?f13"/><draw:equation draw:name="f20" draw:formula="?f13 * 10000"/><draw:equation draw:name="f21" draw:formula="?f14 - ?f13"/><draw:equation draw:name="f22" draw:formula="?f14 + ?f13"/><draw:equation draw:name="f23" draw:formula="10800 * ?f17"/><draw:equation draw:name="f24" draw:formula="13800 * ?f17"/><draw:equation draw:name="f25" draw:formula="21600 * ?f17"/><draw:equation draw:name="f26" draw:formula="0 * ?f17"/><draw:equation draw:name="f27" draw:formula="?f14 - ?f18"/><draw:equation draw:name="f28" draw:formula="?f14 + ?f18"/><draw:equation draw:name="f29" draw:formula="21600 - ?f18"/><draw:equation draw:name="f30" draw:formula="?f20 / 31953"/><draw:equation draw:name="f31" draw:formula="21600 - ?f30"/><draw:equation draw:name="f32" draw:formula="?f23 / ?f17"/><draw:equation draw:name="f33" draw:formula="?f25 / ?f17"/><draw:equation draw:name="f34" draw:formula="?f26 / ?f17"/><draw:equation draw:name="f35" draw:formula="?f24 / ?f17"/><draw:equation draw:name="f36" draw:formula="$0 / ?f7"/><draw:equation draw:name="f37" draw:formula="$1 / ?f7"/><draw:equation draw:name="f38" draw:formula="?f16 / ?f6"/><draw:handle draw:handle-position="?f32 $0" draw:handle-range-y-minimum="0" draw:handle-range-y-maximum="5400"/><draw:handle draw:handle-position="?f38 $1" draw:handle-range-y-minimum="0" draw:handle-range-y-maximum="21600"/></draw:enhanced-geometry></draw:custom-shape><draw:custom-shape text:anchor-type="paragraph" draw:z-index="53" draw:name="Freihandform 43" draw:style-name="gr3" draw:text-style-name="P27" svg:width="0.602cm" svg:height="1.161cm" draw:transform="rotate (-1.57079632679579) translate (10.7050416666667cm 2.05316666666667cm)"><text:p/><draw:enhanced-geometry svg:viewBox="0 0 21600 21600" draw:text-areas="?f35 ?f30 ?f33 ?f31" draw:glue-points="?f33 ?f34 ?f34 ?f32 ?f33 ?f33" draw:type="non-primitive" draw:modifiers="1800 10800" draw:enhanced-path="M ?f9 ?f8 C ?f11 ?f8 ?f12 ?f18 ?f12 ?f13 L ?f12 ?f21 C ?f12 ?f27 ?f10 ?f14 ?f8 ?f14 ?f10 ?f14 ?f12 ?f28 ?f12 ?f22 L ?f12 ?f19 C ?f12 ?f29 ?f11 ?f9 ?f9 ?f9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5400"/><draw:equation draw:name="f11" draw:formula="16200"/><draw:equation draw:name="f12" draw:formula="10800"/><draw:equation draw:name="f13" draw:formula="$0"/><draw:equation draw:name="f14" draw:formula="$1"/><draw:equation draw:name="f15" draw:formula="?f9 - ?f8"/><draw:equation draw:name="f16" draw:formula="0 * ?f6"/><draw:equation draw:name="f17" draw:formula="?f15 / 21600"/><draw:equation draw:name="f18" draw:formula="?f13 / 2"/><draw:equation draw:name="f19" draw:formula="21600 - ?f13"/><draw:equation draw:name="f20" draw:formula="?f13 * 10000"/><draw:equation draw:name="f21" draw:formula="?f14 - ?f13"/><draw:equation draw:name="f22" draw:formula="?f14 + ?f13"/><draw:equation draw:name="f23" draw:formula="10800 * ?f17"/><draw:equation draw:name="f24" draw:formula="13800 * ?f17"/><draw:equation draw:name="f25" draw:formula="21600 * ?f17"/><draw:equation draw:name="f26" draw:formula="0 * ?f17"/><draw:equation draw:name="f27" draw:formula="?f14 - ?f18"/><draw:equation draw:name="f28" draw:formula="?f14 + ?f18"/><draw:equation draw:name="f29" draw:formula="21600 - ?f18"/><draw:equation draw:name="f30" draw:formula="?f20 / 31953"/><draw:equation draw:name="f31" draw:formula="21600 - ?f30"/><draw:equation draw:name="f32" draw:formula="?f23 / ?f17"/><draw:equation draw:name="f33" draw:formula="?f25 / ?f17"/><draw:equation draw:name="f34" draw:formula="?f26 / ?f17"/><draw:equation draw:name="f35" draw:formula="?f24 / ?f17"/><draw:equation draw:name="f36" draw:formula="$0 / ?f7"/><draw:equation draw:name="f37" draw:formula="$1 / ?f7"/><draw:equation draw:name="f38" draw:formula="?f16 / ?f6"/><draw:handle draw:handle-position="?f32 $0" draw:handle-range-y-minimum="0" draw:handle-range-y-maximum="5400"/><draw:handle draw:handle-position="?f38 $1" draw:handle-range-y-minimum="0" draw:handle-range-y-maximum="21600"/></draw:enhanced-geometry></draw:custom-shape><draw:custom-shape text:anchor-type="paragraph" draw:z-index="52" draw:name="Freihandform 44" draw:style-name="gr3" draw:text-style-name="P27" svg:width="0.602cm" svg:height="1.549cm" draw:transform="rotate (-1.57079632679579) translate (5.55625cm 2.05316666666667cm)"><text:p/><draw:enhanced-geometry svg:viewBox="0 0 21600 21600" draw:text-areas="?f35 ?f30 ?f33 ?f31" draw:glue-points="?f33 ?f34 ?f34 ?f32 ?f33 ?f33" draw:type="non-primitive" draw:modifiers="1800 10800" draw:enhanced-path="M ?f9 ?f8 C ?f11 ?f8 ?f12 ?f18 ?f12 ?f13 L ?f12 ?f21 C ?f12 ?f27 ?f10 ?f14 ?f8 ?f14 ?f10 ?f14 ?f12 ?f28 ?f12 ?f22 L ?f12 ?f19 C ?f12 ?f29 ?f11 ?f9 ?f9 ?f9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5400"/><draw:equation draw:name="f11" draw:formula="16200"/><draw:equation draw:name="f12" draw:formula="10800"/><draw:equation draw:name="f13" draw:formula="$0"/><draw:equation draw:name="f14" draw:formula="$1"/><draw:equation draw:name="f15" draw:formula="?f9 - ?f8"/><draw:equation draw:name="f16" draw:formula="0 * ?f6"/><draw:equation draw:name="f17" draw:formula="?f15 / 21600"/><draw:equation draw:name="f18" draw:formula="?f13 / 2"/><draw:equation draw:name="f19" draw:formula="21600 - ?f13"/><draw:equation draw:name="f20" draw:formula="?f13 * 10000"/><draw:equation draw:name="f21" draw:formula="?f14 - ?f13"/><draw:equation draw:name="f22" draw:formula="?f14 + ?f13"/><draw:equation draw:name="f23" draw:formula="10800 * ?f17"/><draw:equation draw:name="f24" draw:formula="13800 * ?f17"/><draw:equation draw:name="f25" draw:formula="21600 * ?f17"/><draw:equation draw:name="f26" draw:formula="0 * ?f17"/><draw:equation draw:name="f27" draw:formula="?f14 - ?f18"/><draw:equation draw:name="f28" draw:formula="?f14 + ?f18"/><draw:equation draw:name="f29" draw:formula="21600 - ?f18"/><draw:equation draw:name="f30" draw:formula="?f20 / 31953"/><draw:equation draw:name="f31" draw:formula="21600 - ?f30"/><draw:equation draw:name="f32" draw:formula="?f23 / ?f17"/><draw:equation draw:name="f33" draw:formula="?f25 / ?f17"/><draw:equation draw:name="f34" draw:formula="?f26 / ?f17"/><draw:equation draw:name="f35" draw:formula="?f24 / ?f17"/><draw:equation draw:name="f36" draw:formula="$0 / ?f7"/><draw:equation draw:name="f37" draw:formula="$1 / ?f7"/><draw:equation draw:name="f38" draw:formula="?f16 / ?f6"/><draw:handle draw:handle-position="?f32 $0" draw:handle-range-y-minimum="0" draw:handle-range-y-maximum="5400"/><draw:handle draw:handle-position="?f38 $1" draw:handle-range-y-minimum="0" draw:handle-range-y-maximum="21600"/></draw:enhanced-geometry></draw:custom-shape><draw:custom-shape text:anchor-type="paragraph" draw:z-index="49" draw:name="Rechteck 45" draw:style-name="gr9" draw:text-style-name="P27" svg:width="0.498cm" svg:height="0.999cm" svg:x="13.083cm" svg:y="0.21cm"><text:p/><draw:enhanced-geometry svg:viewBox="0 0 21600 21600" draw:type="non-primitive" draw:enhanced-path="M 0 0 L 21600 0 21600 21600 0 21600 Z N"/></draw:custom-shape><draw:custom-shape text:anchor-type="paragraph" draw:z-index="48" draw:name="Rechteck 46" draw:style-name="gr9" draw:text-style-name="P27" svg:width="0.498cm" svg:height="0.999cm" svg:x="11.855cm" svg:y="0.21cm"><text:p/><draw:enhanced-geometry svg:viewBox="0 0 21600 21600" draw:type="non-primitive" draw:enhanced-path="M 0 0 L 21600 0 21600 21600 0 21600 Z N"/></draw:custom-shape><draw:custom-shape text:anchor-type="paragraph" draw:z-index="47" draw:name="Rechteck 47" draw:style-name="gr9" draw:text-style-name="P27" svg:width="0.498cm" svg:height="0.999cm" svg:x="10.165cm" svg:y="0.21cm"><text:p/><draw:enhanced-geometry svg:viewBox="0 0 21600 21600" draw:type="non-primitive" draw:enhanced-path="M 0 0 L 21600 0 21600 21600 0 21600 Z N"/></draw:custom-shape><draw:custom-shape text:anchor-type="paragraph" draw:z-index="46" draw:name="Rechteck 48" draw:style-name="gr9" draw:text-style-name="P27" svg:width="0.498cm" svg:height="0.999cm" svg:x="7.167cm" svg:y="0.21cm"><text:p/><draw:enhanced-geometry svg:viewBox="0 0 21600 21600" draw:type="non-primitive" draw:enhanced-path="M 0 0 L 21600 0 21600 21600 0 21600 Z N"/></draw:custom-shape><draw:custom-shape text:anchor-type="paragraph" draw:z-index="45" draw:name="Rechteck 49" draw:style-name="gr9" draw:text-style-name="P27" svg:width="0.498cm" svg:height="0.999cm" svg:x="5.027cm" svg:y="0.21cm"><text:p/><draw:enhanced-geometry svg:viewBox="0 0 21600 21600" draw:type="non-primitive" draw:enhanced-path="M 0 0 L 21600 0 21600 21600 0 21600 Z N"/></draw:custom-shape><draw:custom-shape text:anchor-type="paragraph" draw:z-index="44" draw:name="Rechteck 50" draw:style-name="gr9" draw:text-style-name="P27" svg:width="0.498cm" svg:height="0.999cm" svg:x="3.374cm" svg:y="0.21cm"><text:p/><draw:enhanced-geometry svg:viewBox="0 0 21600 21600" draw:type="non-primitive" draw:enhanced-path="M 0 0 L 21600 0 21600 21600 0 21600 Z N"/></draw:custom-shape><draw:custom-shape text:anchor-type="paragraph" draw:z-index="43" draw:name="Rechteck 51" draw:style-name="gr8" draw:text-style-name="P27" svg:width="2.498cm" svg:height="0.999cm" svg:x="13.582cm" svg:y="0.21cm"><text:p/><draw:enhanced-geometry svg:viewBox="0 0 21600 21600" draw:type="non-primitive" draw:enhanced-path="M 0 0 L 21600 0 21600 21600 0 21600 Z N"/></draw:custom-shape><draw:custom-shape text:anchor-type="paragraph" draw:z-index="42" draw:name="Rechteck 52" draw:style-name="gr7" draw:text-style-name="P27" svg:width="0.727cm" svg:height="0.999cm" svg:x="12.354cm" svg:y="0.21cm"><text:p/><draw:enhanced-geometry svg:viewBox="0 0 21600 21600" draw:type="non-primitive" draw:enhanced-path="M 0 0 L 21600 0 21600 21600 0 21600 Z N"/></draw:custom-shape><draw:custom-shape text:anchor-type="paragraph" draw:z-index="41" draw:name="Rechteck 53" draw:style-name="gr7" draw:text-style-name="P27" svg:width="2.498cm" svg:height="0.999cm" svg:x="7.666cm" svg:y="0.21cm"><text:p/><draw:enhanced-geometry svg:viewBox="0 0 21600 21600" draw:type="non-primitive" draw:enhanced-path="M 0 0 L 21600 0 21600 21600 0 21600 Z N"/></draw:custom-shape><draw:custom-shape text:anchor-type="paragraph" draw:z-index="40" draw:name="Rechteck 54" draw:style-name="gr8" draw:text-style-name="P27" svg:width="1.191cm" svg:height="0.999cm" svg:x="10.664cm" svg:y="0.21cm"><text:p/><draw:enhanced-geometry svg:viewBox="0 0 21600 21600" draw:type="non-primitive" draw:enhanced-path="M 0 0 L 21600 0 21600 21600 0 21600 Z N"/></draw:custom-shape><draw:custom-shape text:anchor-type="paragraph" draw:z-index="39" draw:name="Rechteck 55" draw:style-name="gr8" draw:text-style-name="P27" svg:width="1.639cm" svg:height="0.999cm" svg:x="5.526cm" svg:y="0.21cm"><text:p/><draw:enhanced-geometry svg:viewBox="0 0 21600 21600" draw:type="non-primitive" draw:enhanced-path="M 0 0 L 21600 0 21600 21600 0 21600 Z N"/></draw:custom-shape><draw:custom-shape text:anchor-type="paragraph" draw:z-index="38" draw:name="Rechteck 56" draw:style-name="gr7" draw:text-style-name="P27" svg:width="1.154cm" svg:height="0.999cm" svg:x="3.874cm" svg:y="0.21cm"><text:p/><draw:enhanced-geometry svg:viewBox="0 0 21600 21600" draw:type="non-primitive" draw:enhanced-path="M 0 0 L 21600 0 21600 21600 0 21600 Z N"/></draw:custom-shape><draw:custom-shape text:anchor-type="paragraph" draw:z-index="37" draw:name="Rechteck 57" draw:style-name="gr7" draw:text-style-name="P27" svg:width="2.498cm" svg:height="0.999cm" svg:x="0.875cm" svg:y="0.21cm"><text:p/><draw:enhanced-geometry svg:viewBox="0 0 21600 21600" draw:type="non-primitive" draw:enhanced-path="M 0 0 L 21600 0 21600 21600 0 21600 Z N"/></draw:custom-shape><text:span text:style-name="Absatz-Standardschriftart"><text:span text:style-name="T1"/></text:span></text:p>
      <text:p text:style-name="Standard"/>
      <text:p text:style-name="Standard"/>
      <text:p text:style-name="Standard"/>
      <text:p text:style-name="Standard"/>
      <text:p text:style-name="Standard"><text:tab/><text:tab/><text:tab/><text:tab/><text:span text:style-name="Absatz-Standardschriftart"><text:span text:style-name="T4">zu einem Kanal gehörende Pakete (varibaler Nutzbitrate)</text:span></text:span></text:p>
      <text:p text:style-name="Standard"/>
      <text:p text:style-name="Standard"><text:tab/>→ die Informationsübertragung findet in variablen Datenpaketen statt</text:p>
      <text:p text:style-name="Standard"><text:tab/> <text:s text:c="4"/>(bedarfsorientierte Übertragung)</text:p>
      <text:p text:style-name="Standard"><text:tab/>→ die einzelnen Pakete einer Übertragung können unterschiedliche Wege im Netz</text:p>
      <text:p text:style-name="Standard"><text:tab/> <text:s text:c="4"/>durchlaufen</text:p>
      <text:p text:style-name="Standard"><text:tab/> <text:s text:c="4"/>Bsp. Datennetze</text:p>
      <text:p text:style-name="Standard"/>
      <text:p text:style-name="P2">(3) Asychrone Transfer Mode (ATM)</text:p>
      <text:p text:style-name="Standard"/>
      <text:p text:style-name="Standard"><draw:custom-shape text:anchor-type="paragraph" draw:z-index="69" draw:name="Rechteck 58" draw:style-name="gr9" draw:text-style-name="P27" svg:width="0.498cm" svg:height="0.999cm" svg:x="14.369cm" svg:y="0.577cm"><text:p/><draw:enhanced-geometry svg:viewBox="0 0 21600 21600" draw:type="non-primitive" draw:enhanced-path="M 0 0 L 21600 0 21600 21600 0 21600 Z N"/></draw:custom-shape><draw:custom-shape text:anchor-type="paragraph" draw:z-index="68" draw:name="Rechteck 59" draw:style-name="gr9" draw:text-style-name="P27" svg:width="0.498cm" svg:height="0.999cm" svg:x="12.368cm" svg:y="0.577cm"><text:p/><draw:enhanced-geometry svg:viewBox="0 0 21600 21600" draw:type="non-primitive" draw:enhanced-path="M 0 0 L 21600 0 21600 21600 0 21600 Z N"/></draw:custom-shape><draw:custom-shape text:anchor-type="paragraph" draw:z-index="67" draw:name="Rechteck 60" draw:style-name="gr9" draw:text-style-name="P27" svg:width="0.498cm" svg:height="0.999cm" svg:x="10.368cm" svg:y="0.577cm"><text:p/><draw:enhanced-geometry svg:viewBox="0 0 21600 21600" draw:type="non-primitive" draw:enhanced-path="M 0 0 L 21600 0 21600 21600 0 21600 Z N"/></draw:custom-shape><draw:custom-shape text:anchor-type="paragraph" draw:z-index="66" draw:name="Rechteck 61" draw:style-name="gr9" draw:text-style-name="P27" svg:width="0.498cm" svg:height="0.999cm" svg:x="8.368cm" svg:y="0.577cm"><text:p/><draw:enhanced-geometry svg:viewBox="0 0 21600 21600" draw:type="non-primitive" draw:enhanced-path="M 0 0 L 21600 0 21600 21600 0 21600 Z N"/></draw:custom-shape><draw:custom-shape text:anchor-type="paragraph" draw:z-index="65" draw:name="Rechteck 62" draw:style-name="gr9" draw:text-style-name="P27" svg:width="0.498cm" svg:height="0.999cm" svg:x="6.368cm" svg:y="0.577cm"><text:p/><draw:enhanced-geometry svg:viewBox="0 0 21600 21600" draw:type="non-primitive" draw:enhanced-path="M 0 0 L 21600 0 21600 21600 0 21600 Z N"/></draw:custom-shape><draw:custom-shape text:anchor-type="paragraph" draw:z-index="64" draw:name="Rechteck 63" draw:style-name="gr7" draw:text-style-name="P27" svg:width="1.498cm" svg:height="0.999cm" svg:x="14.87cm" svg:y="0.577cm"><text:p/><draw:enhanced-geometry svg:viewBox="0 0 21600 21600" draw:type="non-primitive" draw:enhanced-path="M 0 0 L 21600 0 21600 21600 0 21600 Z N"/></draw:custom-shape><draw:custom-shape text:anchor-type="paragraph" draw:z-index="63" draw:name="Rechteck 64" draw:style-name="gr8" draw:text-style-name="P27" svg:width="1.498cm" svg:height="0.999cm" svg:x="12.868cm" svg:y="0.577cm"><text:p/><draw:enhanced-geometry svg:viewBox="0 0 21600 21600" draw:type="non-primitive" draw:enhanced-path="M 0 0 L 21600 0 21600 21600 0 21600 Z N"/></draw:custom-shape><draw:custom-shape text:anchor-type="paragraph" draw:z-index="62" draw:name="Rechteck 65" draw:style-name="gr8" draw:text-style-name="P27" svg:width="1.498cm" svg:height="0.999cm" svg:x="10.867cm" svg:y="0.577cm"><text:p/><draw:enhanced-geometry svg:viewBox="0 0 21600 21600" draw:type="non-primitive" draw:enhanced-path="M 0 0 L 21600 0 21600 21600 0 21600 Z N"/></draw:custom-shape><draw:custom-shape text:anchor-type="paragraph" draw:z-index="61" draw:name="Rechteck 66" draw:style-name="gr8" draw:text-style-name="P27" svg:width="1.498cm" svg:height="0.999cm" svg:x="8.867cm" svg:y="0.577cm"><text:p/><draw:enhanced-geometry svg:viewBox="0 0 21600 21600" draw:type="non-primitive" draw:enhanced-path="M 0 0 L 21600 0 21600 21600 0 21600 Z N"/></draw:custom-shape><draw:custom-shape text:anchor-type="paragraph" draw:z-index="60" draw:name="Rechteck 67" draw:style-name="gr7" draw:text-style-name="P27" svg:width="1.498cm" svg:height="0.999cm" svg:x="6.869cm" svg:y="0.577cm"><text:p/><draw:enhanced-geometry svg:viewBox="0 0 21600 21600" draw:type="non-primitive" draw:enhanced-path="M 0 0 L 21600 0 21600 21600 0 21600 Z N"/></draw:custom-shape><draw:custom-shape text:anchor-type="paragraph" draw:z-index="59" draw:name="Rechteck 68" draw:style-name="gr9" draw:text-style-name="P27" svg:width="0.498cm" svg:height="0.999cm" svg:x="4.367cm" svg:y="0.577cm"><text:p/><draw:enhanced-geometry svg:viewBox="0 0 21600 21600" draw:type="non-primitive" draw:enhanced-path="M 0 0 L 21600 0 21600 21600 0 21600 Z N"/></draw:custom-shape><draw:custom-shape text:anchor-type="paragraph" draw:z-index="58" draw:name="Rechteck 69" draw:style-name="gr8" draw:text-style-name="P27" svg:width="1.498cm" svg:height="0.999cm" svg:x="4.867cm" svg:y="0.577cm"><text:p/><draw:enhanced-geometry svg:viewBox="0 0 21600 21600" draw:type="non-primitive" draw:enhanced-path="M 0 0 L 21600 0 21600 21600 0 21600 Z N"/></draw:custom-shape><draw:custom-shape text:anchor-type="paragraph" draw:z-index="57" draw:name="Rechteck 70" draw:style-name="gr7" draw:text-style-name="P27" svg:width="1.498cm" svg:height="0.999cm" svg:x="2.868cm" svg:y="0.577cm"><text:p/><draw:enhanced-geometry svg:viewBox="0 0 21600 21600" draw:type="non-primitive" draw:enhanced-path="M 0 0 L 21600 0 21600 21600 0 21600 Z N"/></draw:custom-shape><draw:custom-shape text:anchor-type="paragraph" draw:z-index="56" draw:name="Rechteck 71" draw:style-name="gr9" draw:text-style-name="P27" svg:width="0.498cm" svg:height="0.999cm" svg:x="2.369cm" svg:y="0.577cm"><text:p/><draw:enhanced-geometry svg:viewBox="0 0 21600 21600" draw:type="non-primitive" draw:enhanced-path="M 0 0 L 21600 0 21600 21600 0 21600 Z N"/></draw:custom-shape><draw:custom-shape text:anchor-type="paragraph" draw:z-index="55" draw:name="Rechteck 72" draw:style-name="gr7" draw:text-style-name="P27" svg:width="1.498cm" svg:height="0.999cm" svg:x="0.87cm" svg:y="0.577cm"><text:p/><draw:enhanced-geometry svg:viewBox="0 0 21600 21600" draw:type="non-primitive" draw:enhanced-path="M 0 0 L 21600 0 21600 21600 0 21600 Z N"/></draw:custom-shape><text:tab/><text:tab/><text:tab/><text:tab/><text:tab/><text:tab/><text:tab/> Nutzdaten<text:tab/> <text:s text:c="5"/>Header</text:p>
      <text:p text:style-name="Standard"/>
      <text:p text:style-name="Standard"/>
      <text:p text:style-name="Standard"><draw:connector text:anchor-type="paragraph" draw:z-index="70" draw:name="Gerader Verbinder 73" draw:style-name="gr4" draw:type="line" svg:x1="5.496cm" svg:y1="0.307cm" svg:x2="6.103cm" svg:y2="1.311cm" svg:d="M5496 307l607 1004"><text:p/></draw:connector><draw:connector text:anchor-type="paragraph" draw:z-index="71" draw:name="Gerader Verbinder 74" draw:style-name="gr4" draw:type="line" svg:x1="9.439cm" svg:y1="0.333cm" svg:x2="6.105cm" svg:y2="1.312cm" svg:d="M9439 333l-3334 979"><text:p/></draw:connector><draw:connector text:anchor-type="paragraph" draw:z-index="72" draw:name="Gerader Verbinder 75" draw:style-name="gr4" draw:type="line" svg:x1="11.659cm" svg:y1="0.307cm" svg:x2="6.105cm" svg:y2="1.311cm" svg:d="M11659 307l-5554 1004"><text:p/></draw:connector><draw:connector text:anchor-type="paragraph" draw:z-index="73" draw:name="Gerader Verbinder 76" draw:style-name="gr4" draw:type="line" svg:x1="13.511cm" svg:y1="0.307cm" svg:x2="6.105cm" svg:y2="1.311cm" svg:d="M13511 307l-7406 1004"><text:p/></draw:connector><text:span text:style-name="Absatz-Standardschriftart"><text:span text:style-name="T1"/></text:span></text:p>
      <text:p text:style-name="Standard"/>
      <text:p text:style-name="Standard"/>
      <text:p text:style-name="Standard"><text:tab/><text:tab/><text:tab/><text:span text:style-name="Absatz-Standardschriftart"><text:span text:style-name="T4">zu einem Kanal gehörende Zellen</text:span></text:span></text:p>
      <text:p text:style-name="Standard"/>
      <text:p text:style-name="Standard"><text:tab/>→ die Übertragung findet in konstanten Paketen statt</text:p>
      <text:p text:style-name="Standard"><text:tab/> <text:s text:c="4"/>(werden als Zellen bezeichnet)</text:p>
      <text:p text:style-name="Standard"><text:tab/>→ die Zellen werden nach Bedarf gefüllt</text:p>
      <text:p text:style-name="Standard"><text:tab/>→ die Übertragung findet asynchron zum Übertragungstakt statt</text:p>
      <text:p text:style-name="Standard"><text:tab/> <text:s text:c="4"/>Bsp. ATM-Netz</text:p>
      <text:p text:style-name="Standard"/>
      <text:p text:style-name="P1">7.) Multiplexverfahren</text:p>
      <text:p text:style-name="Standard"><text:s/>→ Sie ermöglichen mehreren, von einander unabhangigen, Übertragungssignalen eine gemeinsame</text:p>
      <text:p text:style-name="Standard"><text:s text:c="6"/>Übertragung über eine Übertragungsstrecke.</text:p>
      <text:p text:style-name="Standard"/>
      <text:list xml:id="list4263012854683729890" text:style-name="L7">
        <text:list-item>
          <text:p text:style-name="P11">Zeitmultiplexing (= TDM)</text:p>
        </text:list-item>
      </text:list>
      <text:p text:style-name="Standard">Prinzip: zeitlich nacheinander von verschiedenen Eingangssignalen</text:p>
      <text:p text:style-name="Standard">Funktion: Ein elektronischer Schalter (Multiplexer) tastet, in einer festgelegten Reihenfolge, <text:s text:c="2"/></text:p>
      <text:p text:style-name="Standard"><text:tab/><text:tab/> <text:s text:c="4"/>die Dateneingänge ab und übertägt sie, zeitlich versetzt, an die gemeinsame</text:p>
      <text:p text:style-name="Standard"><text:tab/><text:tab/> <text:s text:c="4"/>Übertragungsstrecke. Am Ausgang der Übertragungsstrecke werden durch einen</text:p>
      <text:p text:style-name="Standard"><text:tab/><text:tab/> <text:s text:c="4"/>Demultiplexer die Signale auf die einzelnen Ausgangskanäle zugeordnet.</text:p>
      <text:p text:style-name="Standard"><text:tab/>Arten: - synchrones Zeitmultiplexing (= STDM)</text:p>
      <text:p text:style-name="Standard"><text:tab/><text:tab/> <text:s/>Die Signale der Nutzkanäle werden zeitversetzt mit einer festen Bitrate in festen</text:p>
      <text:p text:style-name="Standard"><text:tab/><text:tab/> <text:s/>Zeitabschnitten übertragen.</text:p>
      <text:p text:style-name="Standard"><text:tab/><text:tab/> <text:s/>→ zentralgesteuerte Übertragung</text:p>
      <text:p text:style-name="Standard"><text:tab/> <text:s text:c="10"/>- asynchrones Zeitmultiplexing (= ATDM)</text:p>
      <text:p text:style-name="Standard"><text:tab/><text:tab/> Übertragung ohne festes Zeitraster → funktioniert bedarfsorientiert</text:p>
      <text:p text:style-name="Standard"/>
      <text:p text:style-name="Standard"/>
      <text:p text:style-name="Standard"/>
      <text:p text:style-name="Standard"/>
      <text:p text:style-name="Standard"/>
      <text:list xml:id="list7362192052622574356" text:style-name="L8">
        <text:list-item>
          <text:p text:style-name="P12"><text:soft-page-break/>Frequenzmultiplexing (= FDM)</text:p>
        </text:list-item>
      </text:list>
      <text:p text:style-name="Standard"><text:span text:style-name="Absatz-Standardschriftart"><text:span text:style-name="T3"><text:tab/></text:span></text:span>Prinzip: verschiedene Nutzsignale werden durch Modulation und Filtereinrichtungen in</text:p>
      <text:p text:style-name="Standard"><text:tab/><text:tab/> <text:s/>verschiedene Frequenzbereiche verschoben und somit gleichzeitig in einem</text:p>
      <text:p text:style-name="Standard"><text:tab/><text:tab/> <text:s/>Frequenzband übertragen.</text:p>
      <text:p text:style-name="Standard"><text:tab/>Modulation: Ein niederfrequentes Nutzsignal wird einem hochfrequenten Trägersignal</text:p>
      <text:p text:style-name="Standard"><text:tab/><text:tab/> <text:s text:c="8"/>überlagert.</text:p>
      <text:p text:style-name="Standard"><text:tab/>Arten: siehe AB</text:p>
      <text:p text:style-name="Standard"><text:tab/> <text:s text:c="10"/>Beeinflussung der Amplitude, Frequenz oder Phasenlage des Trägersignals<text:tab/></text:p>
      <text:p text:style-name="Standard"/>
      <text:list xml:id="list8068992702942309879" text:style-name="L9">
        <text:list-item>
          <text:p text:style-name="P13">Pulscodemodulation</text:p>
        </text:list-item>
      </text:list>
      <text:p text:style-name="Standard">Prinzip: analoge Signale digital übertragen</text:p>
      <text:p text:style-name="Standard"><text:tab/><text:tab/> <text:s/>→ Abtastung des analogen Signales</text:p>
      <text:p text:style-name="Standard"><text:tab/><text:tab/><text:tab/>→ Einteilung in Intervalle</text:p>
      <text:p text:style-name="Standard"><text:tab/><text:tab/><text:tab/><text:tab/>→ Codierung</text:p>
      <text:p text:style-name="Standard"><text:tab/>Funktion: 1) analoges Signal wird durch elektrischen Schalter abgetastet</text:p>
      <text:p text:style-name="Standard"><text:tab/><text:tab/> <text:tab/>→ Abtastsignal mit hochfrequent sein → PAM</text:p>
      <text:p text:style-name="Standard"><text:tab/><text:tab/> <text:s text:c="8"/>Beachte: f<text:span text:style-name="Absatz-Standardschriftart"><text:span text:style-name="T5">T</text:span></text:span> &gt;= 2f<text:span text:style-name="Absatz-Standardschriftart"><text:span text:style-name="T5">N</text:span></text:span></text:p>
      <text:p text:style-name="Standard"><text:tab/><text:tab/> <text:s text:c="8"/>Sprache liegt zwischen 300 und 3400 MHz → f<text:span text:style-name="Absatz-Standardschriftart"><text:span text:style-name="T5">T</text:span></text:span> &gt;= 6800 MHz</text:p>
      <text:p text:style-name="Standard"><text:tab/><text:tab/> <text:s text:c="8"/>=&gt; Standard 8000 MHz → Abtastdauer = 125ms</text:p>
      <text:p text:style-name="Standard"><text:tab/><text:tab/> <text:s text:c="4"/>2) Quantisieren</text:p>
      <text:p text:style-name="Standard"><text:tab/><text:tab/> <text:s text:c="8"/>Die Quantisierung erfolgt durch Einteilung eines analogen Bereiches in <text:tab/><text:tab/><text:tab/> <text:s text:c="8"/>Intervalle, durch ein festgelegtes Bitcodewort.</text:p>
      <text:p text:style-name="Standard"><text:tab/><text:tab/> <text:s text:c="4"/>3) Codierung</text:p>
      <text:p text:style-name="Standard"><text:tab/><text:tab/> <text:s text:c="8"/>Die Werte werden den zugehörigen Codewörtern zugeordnet. In ein</text:p>
      <text:p text:style-name="Standard"><text:tab/><text:tab/> <text:s text:c="8"/>Schieberegister eingelesen und anschließend nacheinander als codierte</text:p>
      <text:p text:style-name="Standard"><text:tab/><text:tab/> <text:s text:c="8"/>Pulsfolge auf der Signalleitung übertragen.</text:p>
      <text:p text:style-name="Standard"/>
      <text:p text:style-name="P1">8.) Das Telefonnetz</text:p>
      <text:list xml:id="list3484620319435502207" text:style-name="L10">
        <text:list-item>
          <text:p text:style-name="P14">Aufbau durch Aufteilung der Vermittlungsstellen bestimmt:</text:p>
        </text:list-item>
      </text:list>
      <text:p text:style-name="Standard"><text:tab/><text:tab/>→ 1.) 8 Zentralvermittlungsstellen (Ziffern 2...9)</text:p>
      <text:p text:style-name="Standard"><text:tab/><text:tab/>→ 2.) je 10 Hauptvermittlungsstellen (Ziffern 0...9)</text:p>
      <text:p text:style-name="Standard"><text:tab/><text:tab/>→ 3.) je 10 Knotenvermittlungsstellen (Ziffern 0...9)</text:p>
      <text:p text:style-name="Standard"><text:tab/><text:tab/>→ 4.) für Endvermittlungsstellen zwei Ziffern möglich</text:p>
      <text:list xml:id="list7510733856511091530" text:style-name="L11">
        <text:list-item>
          <text:p text:style-name="P15">im Ursprung für analoge Sprachübertragungen konzipiert</text:p>
        </text:list-item>
        <text:list-item>
          <text:p text:style-name="P15">für Übertragung digitaler Signale muss eine Signalanpassung erfolgen</text:p>
        </text:list-item>
        <text:list-item>
          <text:p text:style-name="P15">Aufbau und Anschluss des Telefons</text:p>
        </text:list-item>
      </text:list>
      <text:p text:style-name="Standard">→ die Dienstmerkmale des Telefons sind durch den Schaltkreis bestimmt</text:p>
      <text:p text:style-name="Standard">→ der Gabelumschalter bestimmt die Rufbereitschaft und trennt den Ruf- und <text:s text:c="4"/></text:p>
      <text:p text:style-name="Standard"><text:s text:c="5"/>Sprechkreis</text:p>
      <text:p text:style-name="Standard">→ Anschluss erfolgreich mit 2 adriger Kupferleitung (La/Lb) an 60V</text:p>
      <text:list xml:id="list29356092" text:continue-numbering="true" text:style-name="L11">
        <text:list-item>
          <text:p text:style-name="P15">im Telefon ist der Sprech- und Hörstromkreis elektrisch getrennt um Signalrückkopplungen zu vermeiden</text:p>
        </text:list-item>
        <text:list-item>
          <text:p text:style-name="P15">Mehrfrequenzwahlverfahren (Tonwahl)</text:p>
        </text:list-item>
        <text:list-item>
          <text:p text:style-name="P15">8 Frequenzen aus dem Sprachfrequenzbereich werden den 16 Tasten zugeordnet</text:p>
        </text:list-item>
      </text:list>
      <text:p text:style-name="Standard"><text:tab/><text:tab/>→ pro Taste überlagern sich je 2 Frequenzen → 16 Töne</text:p>
      <text:list xml:id="list882271549879460133" text:style-name="L12">
        <text:list-item>
          <text:p text:style-name="P16">Telekommunikationsanschlusseinheit (TAE) bildet den Netztrennpunkt zwischen dem Netzbetreiber und dem Teilnehmer</text:p>
        </text:list-item>
        <text:list-item>
          <text:p text:style-name="P16">durch den Prüfwiderstand kann die Fehlerstelle des Anschlusses festgestellt werden</text:p>
        </text:list-item>
        <text:list-item>
          <text:p text:style-name="P16">zwischen Kontakt 1 + 2 liegt -60V an</text:p>
        </text:list-item>
        <text:list-item>
          <text:p text:style-name="P16">an Klemme 1 + 2 = Anschlussleitung</text:p>
        </text:list-item>
        <text:list-item>
          <text:p text:style-name="P16">an Klemme 5 + 6 = Weiterleitung</text:p>
        </text:list-item>
        <text:list-item>
          <text:p text:style-name="P16"><text:soft-page-break/>an Klemme 3 = Signalgerät</text:p>
        </text:list-item>
        <text:list-item>
          <text:p text:style-name="P16">an Klemme 4 = Erde</text:p>
        </text:list-item>
        <text:list-item>
          <text:p text:style-name="P16">Interne Schaltung:</text:p>
        </text:list-item>
      </text:list>
      <text:p text:style-name="Standard">→ N – Nicht Sprechen</text:p>
      <text:p text:style-name="Standard">→ F – Fernsprechen</text:p>
      <text:p text:style-name="Standard">=&gt; intern liegen die N-Verbindung vor der F-Verbindung in Reihe</text:p>
      <text:list xml:id="list3158043495400476086" text:style-name="L13">
        <text:list-item>
          <text:p text:style-name="P17">Das Modem</text:p>
        </text:list-item>
      </text:list>
      <text:p text:style-name="Standard">- dient zur Übertragung der digitalen Datensignale über das Telefonnetz</text:p>
      <text:p text:style-name="Standard">- Anpassung erfolgt durch Modulation und Demodulation</text:p>
      <text:p text:style-name="Standard">- je höherere Übertragungsrate umso anfwendiger ist die Modulation</text:p>
      <text:p text:style-name="Standard">- in der V-Serie sind die Mindestanforderungen für Datenübertragung im Telefonnetz <text:s/></text:p>
      <text:p text:style-name="Standard"><text:s text:c="2"/>definiert</text:p>
      <text:p text:style-name="Standard"><text:s text:c="2"/>z.B.: Empfehlungen für Schnittstellenleitungen, Datenleitungen, Steuer- und</text:p>
      <text:p text:style-name="Standard"><text:s text:c="10"/>Meldeleitungen und Übertragungsgeschwindigkeiten</text:p>
      <text:p text:style-name="Standard">- Funktionen:</text:p>
      <text:p text:style-name="Standard">→ Signalwandlung</text:p>
      <text:p text:style-name="Standard">→ Verbindungsaufbau</text:p>
      <text:p text:style-name="Standard">→ Kommandos verarbeiten und senden</text:p>
      <text:p text:style-name="Standard"/>
      <text:p text:style-name="Standard">Mehrgeräteanschluss:</text:p>
      <text:list xml:id="list2337024012196561697" text:style-name="L14">
        <text:list-item>
          <text:p text:style-name="P18">max. 12 Anschlusseinheiten</text:p>
        </text:list-item>
        <text:list-item>
          <text:p text:style-name="P18">max. 8 Endgeräte davon max. 4 ohne eigene Stromversorgung</text:p>
        </text:list-item>
        <text:list-item>
          <text:p text:style-name="P18">max. Buslänge 200m</text:p>
        </text:list-item>
        <text:list-item>
          <text:p text:style-name="P18">man erhält automatisch 3 Mehrfachrufnummern, auf Antrag biszu 10</text:p>
        </text:list-item>
      </text:list>
      <text:p text:style-name="Standard"/>
      <text:p text:style-name="Standard">Anlagenanschluss:</text:p>
      <text:list xml:id="list6296113533405625899" text:style-name="L15">
        <text:list-item>
          <text:p text:style-name="P19">Punkt zu Punkt Verbindung</text:p>
        </text:list-item>
        <text:list-item>
          <text:p text:style-name="P19">an den S0-Bus wird nur die ISDN-TK-Anlage angeschlossen</text:p>
        </text:list-item>
        <text:list-item>
          <text:p text:style-name="P19">alle anderen Geräte werden über diese TK Anlage betrieben</text:p>
        </text:list-item>
        <text:list-item>
          <text:p text:style-name="P19">Zuordnung eines Rufnummernblockes für die TK-Anlage</text:p>
        </text:list-item>
        <text:list-item>
          <text:p text:style-name="P19">auf der Nutzerseite können verschiedene S0-Busleitungen gezogen werden</text:p>
        </text:list-item>
        <text:list-item>
          <text:p text:style-name="P19">max. Buslänge 1000m</text:p>
        </text:list-item>
        <text:list-item>
          <text:p text:style-name="P19">kostenlose interne Gespräche, besonders für Firmen wichtig</text:p>
        </text:list-item>
      </text:list>
      <text:p text:style-name="Standard"/>
      <text:p text:style-name="Standard">Primär-Multiplexanschluss (NTPM)</text:p>
      <text:list xml:id="list3958996286368958587" text:style-name="L16">
        <text:list-item>
          <text:p text:style-name="P20">Grundkennzeichnung: U<text:span text:style-name="Absatz-Standardschriftart"><text:span text:style-name="T5">2</text:span></text:span>KM → Netzseite</text:p>
        </text:list-item>
      </text:list>
      <text:p text:style-name="Standard"><text:s/>S<text:span text:style-name="Absatz-Standardschriftart"><text:span text:style-name="T5">2</text:span></text:span>M → Intern</text:p>
      <text:p text:style-name="Standard">B1-15 Basiskanäle für 64 kbit/s</text:p>
      <text:p text:style-name="Standard">B16-30 Basiskanäle für 64 kbit/s</text:p>
      <text:p text:style-name="Standard">D-Kanal 64 kbit/s</text:p>
      <text:p text:style-name="Standard">Synchronisationskanal 64 kbit/s</text:p>
      <text:p text:style-name="Standard">Insgesamt: =&gt; 2,048 Mbit/s</text:p>
      <text:list xml:id="list3429276182349933677" text:style-name="L17">
        <text:list-item>
          <text:p text:style-name="P21">kann nur mit TK-Anlage betrieben werden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3">Anbindung an Breitbandnetze</text:p>
      <text:p text:style-name="P2"/>
      <text:p text:style-name="P2">1. Komponenten für ein BB-Netz</text:p>
      <text:list xml:id="list8884259752540255365" text:style-name="L18">
        <text:list-item>
          <text:list>
            <text:list-item>
              <text:p text:style-name="P22">Vermittlungsknoten mit hoher Bandbreite</text:p>
            </text:list-item>
            <text:list-item>
              <text:p text:style-name="P22">breitbandige Übertragungsmedien</text:p>
            </text:list-item>
            <text:list-item>
              <text:p text:style-name="P22">Übertragungsverfahren für unterschiedlich hohe Übertragungsraten</text:p>
            </text:list-item>
            <text:list-item>
              <text:p text:style-name="P22">entsprechende Übertragungsmedien auf der Teilnehmerseite</text:p>
            </text:list-item>
          </text:list>
        </text:list-item>
      </text:list>
      <text:p text:style-name="Standard"/>
      <text:p text:style-name="P2">2. DSL – Digital Subscriber Line</text:p>
      <text:p text:style-name="Standard">Übertragungsstandard mit denen hohe Übertragungsraten über Kupferleitungen gesendet werden</text:p>
      <text:p text:style-name="Standard"><text:s/>- man unterscheidet <text:s/>2 Hauptgruppen</text:p>
      <text:p text:style-name="Standard"><text:tab/>→ symmetrisch DSL: Download == Upload</text:p>
      <text:p text:style-name="Standard"><text:tab/>→ asymmetrisch DSL: Download =/= Upload</text:p>
      <text:p text:style-name="Standard"/>
      <text:p text:style-name="P2">→ Netzanschluss</text:p>
      <text:p text:style-name="Standard"><text:tab/>→ Netzknoten:</text:p>
      <text:p text:style-name="Standard"><text:tab/><text:tab/><text:span text:style-name="Absatz-Standardschriftart"><text:span text:style-name="T3">Modem ATU-C</text:span></text:span> (ADSL Transmission Unit Central Office)</text:p>
      <text:p text:style-name="Standard"><text:tab/><text:tab/>empfängt Upstream Signal und sendet Downstream Signal</text:p>
      <text:p text:style-name="Standard"><text:tab/><text:tab/>dieses wird im Splitter dem Telefonsignal überlagert</text:p>
      <text:p text:style-name="Standard"><text:tab/><text:tab/><text:span text:style-name="Absatz-Standardschriftart"><text:span text:style-name="T3">Splitter</text:span></text:span></text:p>
      <text:p text:style-name="Standard"><text:tab/><text:tab/>ist eine Frequenzweiche, welche ausw passiven Bauteilen besteht</text:p>
      <text:p text:style-name="Standard"><text:tab/><text:tab/>(L – Spule, C – Kodensator, R – Widerstand)</text:p>
      <text:p text:style-name="Standard"><text:tab/><text:tab/>… diese bilden Hoch- bzw. Tiefpässe (→ sperren Hoch- oder Niedrigfrequenzenzen)</text:p>
      <text:p text:style-name="Standard"><text:tab/><text:tab/>→ funktionieren auch ohne Strom</text:p>
      <text:p text:style-name="Standard"><text:tab/>→ Teilnehmer</text:p>
      <text:p text:style-name="Standard"><text:tab/><text:tab/><text:span text:style-name="Absatz-Standardschriftart"><text:span text:style-name="T3">Splitter</text:span></text:span></text:p>
      <text:p text:style-name="Standard"><text:tab/><text:tab/>trennt Telefon- und DSL – Signal</text:p>
      <text:p text:style-name="Standard"><text:tab/><text:tab/>Anschluss: - codierte RJ-11 Buchse oder Klemmkontakt mit Anschlussleitung</text:p>
      <text:p text:style-name="Standard"><text:tab/><text:tab/><text:tab/> <text:s text:c="8"/>verbunden</text:p>
      <text:p text:style-name="Standard"><text:tab/><text:tab/><text:tab/> <text:s text:c="5"/>- NFN- codierte Buchse für NTBA</text:p>
      <text:p text:style-name="Standard"><text:tab/><text:tab/><text:tab/> <text:s text:c="5"/>- RJ-45 Buchse für ADSL Modem</text:p>
      <text:p text:style-name="Standard"><text:tab/><text:tab/><text:span text:style-name="Absatz-Standardschriftart"><text:span text:style-name="T3">Modem ATU-R</text:span></text:span> (… Remote) mit Steckernetzteil</text:p>
      <text:p text:style-name="Standard"><text:tab/><text:tab/>wandelt DSL-Signal in digitales Signal</text:p>
      <text:p text:style-name="Standard"><text:tab/><text:tab/>an Benutzerschnittstelle kann PC mit Netzwerkkarte angeschlossen werden</text:p>
      <text:p text:style-name="P2">2.1 ADSL</text:p>
      <text:p text:style-name="Standard">Übertragungsverfahren:</text:p>
      <text:list xml:id="list8583793213971819176" text:style-name="L19">
        <text:list-item>
          <text:p text:style-name="P23">Einteilung der Bandbreite in 3 Frequenzbereiche durch FDM</text:p>
        </text:list-item>
        <text:list-item>
          <text:p text:style-name="P23">durch ISDN-Signalübertragung verschiebt sich die DSL-Bandbreite nach oben</text:p>
        </text:list-item>
      </text:list>
      <text:p text:style-name="Standard"><text:tab/><text:tab/>→ sinken der Übertragungsrate</text:p>
      <text:list xml:id="list9050980370418453756" text:style-name="L20">
        <text:list-item>
          <text:p text:style-name="P24">Übertragung im DSL-Bereich erfolgt durch DMT (Diskrete Multiton Modulation)</text:p>
        </text:list-item>
      </text:list>
      <text:p text:style-name="Standard">→ Aufteilung in verschiedene Trägerkanäle zu je 4,3 kHz </text:p>
      <text:list xml:id="list6472917851775261270" text:style-name="L21">
        <text:list-item>
          <text:p text:style-name="P25">je höher die Frequenz des Kanales und je länger das Kupferkabel in der Anbindung</text:p>
        </text:list-item>
      </text:list>
      <text:p text:style-name="Standard">→ umso niedriger wird die Übertragungsrate</text:p>
      <text:p text:style-name="P2">2.2 ADSL2+</text:p>
      <text:p text:style-name="Standard">→ höhere Übertragungsgeschwindigkeit</text:p>
      <text:p text:style-name="Standard">→ gestörte Trägerfrequenzen werden ausgeblendet</text:p>
      <text:p text:style-name="Standard">→ Stromsparfunktion bei keiner Datenübertragung</text:p>
      <text:p text:style-name="Standard">→ Erhöhung des Frequenzbereiches auf 2,2 MHz und somit 25 Mbit/s (DL) und 3,5 Mbit/s (UL)</text:p>
      <text:p text:style-name="Standard"><text:soft-page-break/>→ durch Netzbetreiber nur 3, 6, 16 Mbit/s</text:p>
      <text:p text:style-name="Standard">→ 25 Mbit/s bis ca. 1,5km</text:p>
      <text:p text:style-name="Standard"/>
      <text:p text:style-name="Standard"/>
      <text:p text:style-name="P2">3. VDSL – Very High DSL</text:p>
      <text:p text:style-name="Standard"><text:s/>→ durch Hybridnetz gekennzeichnet</text:p>
      <text:p text:style-name="Standard"><text:tab/>→ Kupfer- und Glasfaserleitung</text:p>
      <text:p text:style-name="P2"/>
      <text:p text:style-name="P2"/>
      <text:p text:style-name="P2">3.1 VDSL1</text:p>
      <text:p text:style-name="Standard">→ <text:s/>asymmetrische Übertragung</text:p>
      <text:p text:style-name="Standard"><text:s/>→ arbeitet mit einer Bandbreite von 12 MHz</text:p>
      <text:p text:style-name="Standard"><text:s/>→ 52 Mbit/s (DL) und 11 Mbit/s (UL) bis 1,4km (rentabel) // 13 Mbit/s/1,5Mbit/s</text:p>
      <text:p text:style-name="Standard"/>
      <text:p text:style-name="P2">3.2 VDSL2</text:p>
      <text:p text:style-name="Standard">→ <text:s/>symmetrische Übertragung </text:p>
      <text:p text:style-name="Standard">→ <text:s/>Bandbreite auf 30 MHz erweitert</text:p>
      <text:p text:style-name="Standard"><text:s/>→ 100 Mbits/s in beide Richtungen möglich</text:p>
      <text:p text:style-name="Standard"><text:s/>→ bei 1000m 50 Mbit/s und bei 1,5km ADSL2+ Niveau</text:p>
      <text:p text:style-name="Standard"/>
      <text:p text:style-name="P2">4. Symmetrische Übertragungsverfahren in öffentl. Netzen</text:p>
      <text:p text:style-name="P4">→ Für Übertragung zwischen Netzknoten (Metzbetreiber)</text:p>
      <text:p text:style-name="Standard">→ HDSL: <text:tab/>1. Form für Netzbetreiber → 2 Mbit/s in beide Richtungen mittels 2 o. 3 Aderpaaren</text:p>
      <text:p text:style-name="Standard">→ SDSL:<text:tab/>Übertragung durch 1 Adernpaar (S – Single Pair)</text:p>
      <text:p text:style-name="Standard">→ SHDSL: <text:tab/>Gruppe von Übertragungsverfahren → bis 2,3 Mbit/s bis 6km (2 Adernpaare)</text:p>
      <text:p text:style-name="Standard">→ G.SHDSL<text:tab/>Globaler Standar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family-generic="system" style:font-charset="x-symbol"/>
    <style:font-face style:name="Lohit Hindi" svg:font-family="'Lohit Hindi'" style:font-family-generic="system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size-complex="10.5pt" fo:hyphenate="false" fo:hyphenation-remain-char-count="0" fo:hyphenation-push-char-count="0"/>
    </style:style>
    <style:style style:name="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StarSymbol" style:font-name-asian="OpenSymbol" style:font-name-complex="OpenSymbol"/>
    </style:style>
    <style:style style:name="WW_5f_CharLFO1LVL2" style:display-name="WW_CharLFO1LVL2" style:family="text">
      <style:text-properties style:font-name="StarSymbol" style:font-name-asian="OpenSymbol" style:font-name-complex="OpenSymbol"/>
    </style:style>
    <style:style style:name="WW_5f_CharLFO1LVL3" style:display-name="WW_CharLFO1LVL3" style:family="text">
      <style:text-properties style:font-name="StarSymbol" style:font-name-asian="OpenSymbol" style:font-name-complex="OpenSymbol"/>
    </style:style>
    <style:style style:name="WW_5f_CharLFO1LVL4" style:display-name="WW_CharLFO1LVL4" style:family="text">
      <style:text-properties style:font-name="StarSymbol" style:font-name-asian="OpenSymbol" style:font-name-complex="OpenSymbol"/>
    </style:style>
    <style:style style:name="WW_5f_CharLFO1LVL5" style:display-name="WW_CharLFO1LVL5" style:family="text">
      <style:text-properties style:font-name="StarSymbol" style:font-name-asian="OpenSymbol" style:font-name-complex="OpenSymbol"/>
    </style:style>
    <style:style style:name="WW_5f_CharLFO1LVL6" style:display-name="WW_CharLFO1LVL6" style:family="text">
      <style:text-properties style:font-name="StarSymbol" style:font-name-asian="OpenSymbol" style:font-name-complex="OpenSymbol"/>
    </style:style>
    <style:style style:name="WW_5f_CharLFO1LVL7" style:display-name="WW_CharLFO1LVL7" style:family="text">
      <style:text-properties style:font-name="StarSymbol" style:font-name-asian="OpenSymbol" style:font-name-complex="OpenSymbol"/>
    </style:style>
    <style:style style:name="WW_5f_CharLFO1LVL8" style:display-name="WW_CharLFO1LVL8" style:family="text">
      <style:text-properties style:font-name="StarSymbol" style:font-name-asian="OpenSymbol" style:font-name-complex="OpenSymbol"/>
    </style:style>
    <style:style style:name="WW_5f_CharLFO1LVL9" style:display-name="WW_CharLFO1LVL9" style:family="text">
      <style:text-properties style:font-name="StarSymbol" style:font-name-asian="OpenSymbol" style:font-name-complex="OpenSymbol"/>
    </style:style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style:style style:name="WW_5f_CharLFO4LVL1" style:display-name="WW_CharLFO4LVL1" style:family="text">
      <style:text-properties style:font-name="StarSymbol" style:font-name-asian="OpenSymbol" style:font-name-complex="OpenSymbol"/>
    </style:style>
    <style:style style:name="WW_5f_CharLFO4LVL2" style:display-name="WW_CharLFO4LVL2" style:family="text">
      <style:text-properties style:font-name="StarSymbol" style:font-name-asian="OpenSymbol" style:font-name-complex="OpenSymbol"/>
    </style:style>
    <style:style style:name="WW_5f_CharLFO4LVL3" style:display-name="WW_CharLFO4LVL3" style:family="text">
      <style:text-properties style:font-name="StarSymbol" style:font-name-asian="OpenSymbol" style:font-name-complex="OpenSymbol"/>
    </style:style>
    <style:style style:name="WW_5f_CharLFO4LVL4" style:display-name="WW_CharLFO4LVL4" style:family="text">
      <style:text-properties style:font-name="StarSymbol" style:font-name-asian="OpenSymbol" style:font-name-complex="OpenSymbol"/>
    </style:style>
    <style:style style:name="WW_5f_CharLFO4LVL5" style:display-name="WW_CharLFO4LVL5" style:family="text">
      <style:text-properties style:font-name="StarSymbol" style:font-name-asian="OpenSymbol" style:font-name-complex="OpenSymbol"/>
    </style:style>
    <style:style style:name="WW_5f_CharLFO4LVL6" style:display-name="WW_CharLFO4LVL6" style:family="text">
      <style:text-properties style:font-name="StarSymbol" style:font-name-asian="OpenSymbol" style:font-name-complex="OpenSymbol"/>
    </style:style>
    <style:style style:name="WW_5f_CharLFO4LVL7" style:display-name="WW_CharLFO4LVL7" style:family="text">
      <style:text-properties style:font-name="StarSymbol" style:font-name-asian="OpenSymbol" style:font-name-complex="OpenSymbol"/>
    </style:style>
    <style:style style:name="WW_5f_CharLFO4LVL8" style:display-name="WW_CharLFO4LVL8" style:family="text">
      <style:text-properties style:font-name="StarSymbol" style:font-name-asian="OpenSymbol" style:font-name-complex="OpenSymbol"/>
    </style:style>
    <style:style style:name="WW_5f_CharLFO4LVL9" style:display-name="WW_CharLFO4LVL9" style:family="text">
      <style:text-properties style:font-name="StarSymbol" style:font-name-asian="OpenSymbol" style:font-name-complex="OpenSymbol"/>
    </style:style>
    <style:style style:name="WW_5f_CharLFO5LVL1" style:display-name="WW_CharLFO5LVL1" style:family="text">
      <style:text-properties style:font-name="StarSymbol" style:font-name-asian="OpenSymbol" style:font-name-complex="OpenSymbol"/>
    </style:style>
    <style:style style:name="WW_5f_CharLFO5LVL2" style:display-name="WW_CharLFO5LVL2" style:family="text">
      <style:text-properties style:font-name="StarSymbol" style:font-name-asian="OpenSymbol" style:font-name-complex="OpenSymbol"/>
    </style:style>
    <style:style style:name="WW_5f_CharLFO5LVL3" style:display-name="WW_CharLFO5LVL3" style:family="text">
      <style:text-properties style:font-name="StarSymbol" style:font-name-asian="OpenSymbol" style:font-name-complex="OpenSymbol"/>
    </style:style>
    <style:style style:name="WW_5f_CharLFO5LVL4" style:display-name="WW_CharLFO5LVL4" style:family="text">
      <style:text-properties style:font-name="StarSymbol" style:font-name-asian="OpenSymbol" style:font-name-complex="OpenSymbol"/>
    </style:style>
    <style:style style:name="WW_5f_CharLFO5LVL5" style:display-name="WW_CharLFO5LVL5" style:family="text">
      <style:text-properties style:font-name="StarSymbol" style:font-name-asian="OpenSymbol" style:font-name-complex="OpenSymbol"/>
    </style:style>
    <style:style style:name="WW_5f_CharLFO5LVL6" style:display-name="WW_CharLFO5LVL6" style:family="text">
      <style:text-properties style:font-name="StarSymbol" style:font-name-asian="OpenSymbol" style:font-name-complex="OpenSymbol"/>
    </style:style>
    <style:style style:name="WW_5f_CharLFO5LVL7" style:display-name="WW_CharLFO5LVL7" style:family="text">
      <style:text-properties style:font-name="StarSymbol" style:font-name-asian="OpenSymbol" style:font-name-complex="OpenSymbol"/>
    </style:style>
    <style:style style:name="WW_5f_CharLFO5LVL8" style:display-name="WW_CharLFO5LVL8" style:family="text">
      <style:text-properties style:font-name="StarSymbol" style:font-name-asian="OpenSymbol" style:font-name-complex="OpenSymbol"/>
    </style:style>
    <style:style style:name="WW_5f_CharLFO5LVL9" style:display-name="WW_CharLFO5LVL9" style:family="text">
      <style:text-properties style:font-name="StarSymbol" style:font-name-asian="OpenSymbol" style:font-name-complex="OpenSymbol"/>
    </style:style>
    <style:style style:name="WW_5f_CharLFO6LVL1" style:display-name="WW_CharLFO6LVL1" style:family="text">
      <style:text-properties style:font-name="StarSymbol" style:font-name-asian="OpenSymbol" style:font-name-complex="OpenSymbol"/>
    </style:style>
    <style:style style:name="WW_5f_CharLFO6LVL2" style:display-name="WW_CharLFO6LVL2" style:family="text">
      <style:text-properties style:font-name="StarSymbol" style:font-name-asian="OpenSymbol" style:font-name-complex="OpenSymbol"/>
    </style:style>
    <style:style style:name="WW_5f_CharLFO6LVL3" style:display-name="WW_CharLFO6LVL3" style:family="text">
      <style:text-properties style:font-name="StarSymbol" style:font-name-asian="OpenSymbol" style:font-name-complex="OpenSymbol"/>
    </style:style>
    <style:style style:name="WW_5f_CharLFO6LVL4" style:display-name="WW_CharLFO6LVL4" style:family="text">
      <style:text-properties style:font-name="StarSymbol" style:font-name-asian="OpenSymbol" style:font-name-complex="OpenSymbol"/>
    </style:style>
    <style:style style:name="WW_5f_CharLFO6LVL5" style:display-name="WW_CharLFO6LVL5" style:family="text">
      <style:text-properties style:font-name="StarSymbol" style:font-name-asian="OpenSymbol" style:font-name-complex="OpenSymbol"/>
    </style:style>
    <style:style style:name="WW_5f_CharLFO6LVL6" style:display-name="WW_CharLFO6LVL6" style:family="text">
      <style:text-properties style:font-name="StarSymbol" style:font-name-asian="OpenSymbol" style:font-name-complex="OpenSymbol"/>
    </style:style>
    <style:style style:name="WW_5f_CharLFO6LVL7" style:display-name="WW_CharLFO6LVL7" style:family="text">
      <style:text-properties style:font-name="StarSymbol" style:font-name-asian="OpenSymbol" style:font-name-complex="OpenSymbol"/>
    </style:style>
    <style:style style:name="WW_5f_CharLFO6LVL8" style:display-name="WW_CharLFO6LVL8" style:family="text">
      <style:text-properties style:font-name="StarSymbol" style:font-name-asian="OpenSymbol" style:font-name-complex="OpenSymbol"/>
    </style:style>
    <style:style style:name="WW_5f_CharLFO6LVL9" style:display-name="WW_CharLFO6LVL9" style:family="text">
      <style:text-properties style:font-name="StarSymbol" style:font-name-asian="OpenSymbol" style:font-name-complex="OpenSymbol"/>
    </style:style>
    <style:style style:name="WW_5f_CharLFO10LVL1" style:display-name="WW_CharLFO10LVL1" style:family="text">
      <style:text-properties style:font-name="StarSymbol" style:font-name-asian="OpenSymbol" style:font-name-complex="OpenSymbol"/>
    </style:style>
    <style:style style:name="WW_5f_CharLFO10LVL2" style:display-name="WW_CharLFO10LVL2" style:family="text">
      <style:text-properties style:font-name="StarSymbol" style:font-name-asian="OpenSymbol" style:font-name-complex="OpenSymbol"/>
    </style:style>
    <style:style style:name="WW_5f_CharLFO10LVL3" style:display-name="WW_CharLFO10LVL3" style:family="text">
      <style:text-properties style:font-name="StarSymbol" style:font-name-asian="OpenSymbol" style:font-name-complex="OpenSymbol"/>
    </style:style>
    <style:style style:name="WW_5f_CharLFO10LVL4" style:display-name="WW_CharLFO10LVL4" style:family="text">
      <style:text-properties style:font-name="StarSymbol" style:font-name-asian="OpenSymbol" style:font-name-complex="OpenSymbol"/>
    </style:style>
    <style:style style:name="WW_5f_CharLFO10LVL5" style:display-name="WW_CharLFO10LVL5" style:family="text">
      <style:text-properties style:font-name="StarSymbol" style:font-name-asian="OpenSymbol" style:font-name-complex="OpenSymbol"/>
    </style:style>
    <style:style style:name="WW_5f_CharLFO10LVL6" style:display-name="WW_CharLFO10LVL6" style:family="text">
      <style:text-properties style:font-name="StarSymbol" style:font-name-asian="OpenSymbol" style:font-name-complex="OpenSymbol"/>
    </style:style>
    <style:style style:name="WW_5f_CharLFO10LVL7" style:display-name="WW_CharLFO10LVL7" style:family="text">
      <style:text-properties style:font-name="StarSymbol" style:font-name-asian="OpenSymbol" style:font-name-complex="OpenSymbol"/>
    </style:style>
    <style:style style:name="WW_5f_CharLFO10LVL8" style:display-name="WW_CharLFO10LVL8" style:family="text">
      <style:text-properties style:font-name="StarSymbol" style:font-name-asian="OpenSymbol" style:font-name-complex="OpenSymbol"/>
    </style:style>
    <style:style style:name="WW_5f_CharLFO10LVL9" style:display-name="WW_CharLFO10LVL9" style:family="text">
      <style:text-properties style:font-name="StarSymbol" style:font-name-asian="OpenSymbol" style:font-name-complex="OpenSymbol"/>
    </style:style>
    <style:style style:name="WW_5f_CharLFO11LVL1" style:display-name="WW_CharLFO11LVL1" style:family="text">
      <style:text-properties style:font-name="StarSymbol" style:font-name-asian="OpenSymbol" style:font-name-complex="OpenSymbol"/>
    </style:style>
    <style:style style:name="WW_5f_CharLFO11LVL2" style:display-name="WW_CharLFO11LVL2" style:family="text">
      <style:text-properties style:font-name="StarSymbol" style:font-name-asian="OpenSymbol" style:font-name-complex="OpenSymbol"/>
    </style:style>
    <style:style style:name="WW_5f_CharLFO11LVL3" style:display-name="WW_CharLFO11LVL3" style:family="text">
      <style:text-properties style:font-name="StarSymbol" style:font-name-asian="OpenSymbol" style:font-name-complex="OpenSymbol"/>
    </style:style>
    <style:style style:name="WW_5f_CharLFO11LVL4" style:display-name="WW_CharLFO11LVL4" style:family="text">
      <style:text-properties style:font-name="StarSymbol" style:font-name-asian="OpenSymbol" style:font-name-complex="OpenSymbol"/>
    </style:style>
    <style:style style:name="WW_5f_CharLFO11LVL5" style:display-name="WW_CharLFO11LVL5" style:family="text">
      <style:text-properties style:font-name="StarSymbol" style:font-name-asian="OpenSymbol" style:font-name-complex="OpenSymbol"/>
    </style:style>
    <style:style style:name="WW_5f_CharLFO11LVL6" style:display-name="WW_CharLFO11LVL6" style:family="text">
      <style:text-properties style:font-name="StarSymbol" style:font-name-asian="OpenSymbol" style:font-name-complex="OpenSymbol"/>
    </style:style>
    <style:style style:name="WW_5f_CharLFO11LVL7" style:display-name="WW_CharLFO11LVL7" style:family="text">
      <style:text-properties style:font-name="StarSymbol" style:font-name-asian="OpenSymbol" style:font-name-complex="OpenSymbol"/>
    </style:style>
    <style:style style:name="WW_5f_CharLFO11LVL8" style:display-name="WW_CharLFO11LVL8" style:family="text">
      <style:text-properties style:font-name="StarSymbol" style:font-name-asian="OpenSymbol" style:font-name-complex="OpenSymbol"/>
    </style:style>
    <style:style style:name="WW_5f_CharLFO11LVL9" style:display-name="WW_CharLFO11LVL9" style:family="text">
      <style:text-properties style:font-name="StarSymbol" style:font-name-asian="OpenSymbol" style:font-name-complex="OpenSymbol"/>
    </style:style>
    <style:style style:name="WW_5f_CharLFO12LVL1" style:display-name="WW_CharLFO12LVL1" style:family="text">
      <style:text-properties style:font-name="StarSymbol" style:font-name-asian="OpenSymbol" style:font-name-complex="OpenSymbol"/>
    </style:style>
    <style:style style:name="WW_5f_CharLFO12LVL2" style:display-name="WW_CharLFO12LVL2" style:family="text">
      <style:text-properties style:font-name="StarSymbol" style:font-name-asian="OpenSymbol" style:font-name-complex="OpenSymbol"/>
    </style:style>
    <style:style style:name="WW_5f_CharLFO12LVL3" style:display-name="WW_CharLFO12LVL3" style:family="text">
      <style:text-properties style:font-name="StarSymbol" style:font-name-asian="OpenSymbol" style:font-name-complex="OpenSymbol"/>
    </style:style>
    <style:style style:name="WW_5f_CharLFO12LVL4" style:display-name="WW_CharLFO12LVL4" style:family="text">
      <style:text-properties style:font-name="StarSymbol" style:font-name-asian="OpenSymbol" style:font-name-complex="OpenSymbol"/>
    </style:style>
    <style:style style:name="WW_5f_CharLFO12LVL5" style:display-name="WW_CharLFO12LVL5" style:family="text">
      <style:text-properties style:font-name="StarSymbol" style:font-name-asian="OpenSymbol" style:font-name-complex="OpenSymbol"/>
    </style:style>
    <style:style style:name="WW_5f_CharLFO12LVL6" style:display-name="WW_CharLFO12LVL6" style:family="text">
      <style:text-properties style:font-name="StarSymbol" style:font-name-asian="OpenSymbol" style:font-name-complex="OpenSymbol"/>
    </style:style>
    <style:style style:name="WW_5f_CharLFO12LVL7" style:display-name="WW_CharLFO12LVL7" style:family="text">
      <style:text-properties style:font-name="StarSymbol" style:font-name-asian="OpenSymbol" style:font-name-complex="OpenSymbol"/>
    </style:style>
    <style:style style:name="WW_5f_CharLFO12LVL8" style:display-name="WW_CharLFO12LVL8" style:family="text">
      <style:text-properties style:font-name="StarSymbol" style:font-name-asian="OpenSymbol" style:font-name-complex="OpenSymbol"/>
    </style:style>
    <style:style style:name="WW_5f_CharLFO12LVL9" style:display-name="WW_CharLFO12LVL9" style:family="text">
      <style:text-properties style:font-name="StarSymbol" style:font-name-asian="OpenSymbol" style:font-name-complex="OpenSymbol"/>
    </style:style>
    <style:style style:name="WW_5f_CharLFO13LVL1" style:display-name="WW_CharLFO13LVL1" style:family="text">
      <style:text-properties style:font-name="StarSymbol" style:font-name-asian="OpenSymbol" style:font-name-complex="OpenSymbol"/>
    </style:style>
    <style:style style:name="WW_5f_CharLFO13LVL2" style:display-name="WW_CharLFO13LVL2" style:family="text">
      <style:text-properties style:font-name="StarSymbol" style:font-name-asian="OpenSymbol" style:font-name-complex="OpenSymbol"/>
    </style:style>
    <style:style style:name="WW_5f_CharLFO13LVL3" style:display-name="WW_CharLFO13LVL3" style:family="text">
      <style:text-properties style:font-name="StarSymbol" style:font-name-asian="OpenSymbol" style:font-name-complex="OpenSymbol"/>
    </style:style>
    <style:style style:name="WW_5f_CharLFO13LVL4" style:display-name="WW_CharLFO13LVL4" style:family="text">
      <style:text-properties style:font-name="StarSymbol" style:font-name-asian="OpenSymbol" style:font-name-complex="OpenSymbol"/>
    </style:style>
    <style:style style:name="WW_5f_CharLFO13LVL5" style:display-name="WW_CharLFO13LVL5" style:family="text">
      <style:text-properties style:font-name="StarSymbol" style:font-name-asian="OpenSymbol" style:font-name-complex="OpenSymbol"/>
    </style:style>
    <style:style style:name="WW_5f_CharLFO13LVL6" style:display-name="WW_CharLFO13LVL6" style:family="text">
      <style:text-properties style:font-name="StarSymbol" style:font-name-asian="OpenSymbol" style:font-name-complex="OpenSymbol"/>
    </style:style>
    <style:style style:name="WW_5f_CharLFO13LVL7" style:display-name="WW_CharLFO13LVL7" style:family="text">
      <style:text-properties style:font-name="StarSymbol" style:font-name-asian="OpenSymbol" style:font-name-complex="OpenSymbol"/>
    </style:style>
    <style:style style:name="WW_5f_CharLFO13LVL8" style:display-name="WW_CharLFO13LVL8" style:family="text">
      <style:text-properties style:font-name="StarSymbol" style:font-name-asian="OpenSymbol" style:font-name-complex="OpenSymbol"/>
    </style:style>
    <style:style style:name="WW_5f_CharLFO13LVL9" style:display-name="WW_CharLFO13LVL9" style:family="text">
      <style:text-properties style:font-name="StarSymbol" style:font-name-asian="OpenSymbol" style:font-name-complex="OpenSymbol"/>
    </style:style>
    <style:style style:name="WW_5f_CharLFO14LVL1" style:display-name="WW_CharLFO14LVL1" style:family="text">
      <style:text-properties style:font-name="OpenSymbol" style:font-name-asian="OpenSymbol" style:font-name-complex="OpenSymbol"/>
    </style:style>
    <style:style style:name="WW_5f_CharLFO14LVL2" style:display-name="WW_CharLFO14LVL2" style:family="text">
      <style:text-properties style:font-name="OpenSymbol" style:font-name-asian="OpenSymbol" style:font-name-complex="OpenSymbol"/>
    </style:style>
    <style:style style:name="WW_5f_CharLFO14LVL3" style:display-name="WW_CharLFO14LVL3" style:family="text">
      <style:text-properties style:font-name="OpenSymbol" style:font-name-asian="OpenSymbol" style:font-name-complex="OpenSymbol"/>
    </style:style>
    <style:style style:name="WW_5f_CharLFO14LVL4" style:display-name="WW_CharLFO14LVL4" style:family="text">
      <style:text-properties style:font-name="OpenSymbol" style:font-name-asian="OpenSymbol" style:font-name-complex="OpenSymbol"/>
    </style:style>
    <style:style style:name="WW_5f_CharLFO14LVL5" style:display-name="WW_CharLFO14LVL5" style:family="text">
      <style:text-properties style:font-name="OpenSymbol" style:font-name-asian="OpenSymbol" style:font-name-complex="OpenSymbol"/>
    </style:style>
    <style:style style:name="WW_5f_CharLFO14LVL6" style:display-name="WW_CharLFO14LVL6" style:family="text">
      <style:text-properties style:font-name="OpenSymbol" style:font-name-asian="OpenSymbol" style:font-name-complex="OpenSymbol"/>
    </style:style>
    <style:style style:name="WW_5f_CharLFO14LVL7" style:display-name="WW_CharLFO14LVL7" style:family="text">
      <style:text-properties style:font-name="OpenSymbol" style:font-name-asian="OpenSymbol" style:font-name-complex="OpenSymbol"/>
    </style:style>
    <style:style style:name="WW_5f_CharLFO14LVL8" style:display-name="WW_CharLFO14LVL8" style:family="text">
      <style:text-properties style:font-name="OpenSymbol" style:font-name-asian="OpenSymbol" style:font-name-complex="OpenSymbol"/>
    </style:style>
    <style:style style:name="WW_5f_CharLFO14LVL9" style:display-name="WW_CharLFO14LVL9" style:family="text">
      <style:text-properties style:font-name="OpenSymbol" style:font-name-asian="OpenSymbol" style:font-name-complex="OpenSymbol"/>
    </style:style>
    <style:style style:name="WW_5f_CharLFO15LVL1" style:display-name="WW_CharLFO15LVL1" style:family="text">
      <style:text-properties style:font-name="OpenSymbol" style:font-name-asian="OpenSymbol" style:font-name-complex="OpenSymbol"/>
    </style:style>
    <style:style style:name="WW_5f_CharLFO15LVL2" style:display-name="WW_CharLFO15LVL2" style:family="text">
      <style:text-properties style:font-name="OpenSymbol" style:font-name-asian="OpenSymbol" style:font-name-complex="OpenSymbol"/>
    </style:style>
    <style:style style:name="WW_5f_CharLFO15LVL3" style:display-name="WW_CharLFO15LVL3" style:family="text">
      <style:text-properties style:font-name="OpenSymbol" style:font-name-asian="OpenSymbol" style:font-name-complex="OpenSymbol"/>
    </style:style>
    <style:style style:name="WW_5f_CharLFO15LVL4" style:display-name="WW_CharLFO15LVL4" style:family="text">
      <style:text-properties style:font-name="OpenSymbol" style:font-name-asian="OpenSymbol" style:font-name-complex="OpenSymbol"/>
    </style:style>
    <style:style style:name="WW_5f_CharLFO15LVL5" style:display-name="WW_CharLFO15LVL5" style:family="text">
      <style:text-properties style:font-name="OpenSymbol" style:font-name-asian="OpenSymbol" style:font-name-complex="OpenSymbol"/>
    </style:style>
    <style:style style:name="WW_5f_CharLFO15LVL6" style:display-name="WW_CharLFO15LVL6" style:family="text">
      <style:text-properties style:font-name="OpenSymbol" style:font-name-asian="OpenSymbol" style:font-name-complex="OpenSymbol"/>
    </style:style>
    <style:style style:name="WW_5f_CharLFO15LVL7" style:display-name="WW_CharLFO15LVL7" style:family="text">
      <style:text-properties style:font-name="OpenSymbol" style:font-name-asian="OpenSymbol" style:font-name-complex="OpenSymbol"/>
    </style:style>
    <style:style style:name="WW_5f_CharLFO15LVL8" style:display-name="WW_CharLFO15LVL8" style:family="text">
      <style:text-properties style:font-name="OpenSymbol" style:font-name-asian="OpenSymbol" style:font-name-complex="OpenSymbol"/>
    </style:style>
    <style:style style:name="WW_5f_CharLFO15LVL9" style:display-name="WW_CharLFO15LVL9" style:family="text">
      <style:text-properties style:font-name="OpenSymbol" style:font-name-asian="OpenSymbol" style:font-name-complex="OpenSymbol"/>
    </style:style>
    <style:style style:name="WW_5f_CharLFO16LVL1" style:display-name="WW_CharLFO16LVL1" style:family="text">
      <style:text-properties style:font-name="OpenSymbol" style:font-name-asian="OpenSymbol" style:font-name-complex="OpenSymbol"/>
    </style:style>
    <style:style style:name="WW_5f_CharLFO16LVL2" style:display-name="WW_CharLFO16LVL2" style:family="text">
      <style:text-properties style:font-name="OpenSymbol" style:font-name-asian="OpenSymbol" style:font-name-complex="OpenSymbol"/>
    </style:style>
    <style:style style:name="WW_5f_CharLFO16LVL3" style:display-name="WW_CharLFO16LVL3" style:family="text">
      <style:text-properties style:font-name="OpenSymbol" style:font-name-asian="OpenSymbol" style:font-name-complex="OpenSymbol"/>
    </style:style>
    <style:style style:name="WW_5f_CharLFO16LVL4" style:display-name="WW_CharLFO16LVL4" style:family="text">
      <style:text-properties style:font-name="OpenSymbol" style:font-name-asian="OpenSymbol" style:font-name-complex="OpenSymbol"/>
    </style:style>
    <style:style style:name="WW_5f_CharLFO16LVL5" style:display-name="WW_CharLFO16LVL5" style:family="text">
      <style:text-properties style:font-name="OpenSymbol" style:font-name-asian="OpenSymbol" style:font-name-complex="OpenSymbol"/>
    </style:style>
    <style:style style:name="WW_5f_CharLFO16LVL6" style:display-name="WW_CharLFO16LVL6" style:family="text">
      <style:text-properties style:font-name="OpenSymbol" style:font-name-asian="OpenSymbol" style:font-name-complex="OpenSymbol"/>
    </style:style>
    <style:style style:name="WW_5f_CharLFO16LVL7" style:display-name="WW_CharLFO16LVL7" style:family="text">
      <style:text-properties style:font-name="OpenSymbol" style:font-name-asian="OpenSymbol" style:font-name-complex="OpenSymbol"/>
    </style:style>
    <style:style style:name="WW_5f_CharLFO16LVL8" style:display-name="WW_CharLFO16LVL8" style:family="text">
      <style:text-properties style:font-name="OpenSymbol" style:font-name-asian="OpenSymbol" style:font-name-complex="OpenSymbol"/>
    </style:style>
    <style:style style:name="WW_5f_CharLFO16LVL9" style:display-name="WW_CharLFO16LVL9" style:family="text">
      <style:text-properties style:font-name="OpenSymbol" style:font-name-asian="OpenSymbol" style:font-name-complex="OpenSymbol"/>
    </style:style>
    <style:style style:name="WW_5f_CharLFO17LVL1" style:display-name="WW_CharLFO17LVL1" style:family="text">
      <style:text-properties style:font-name="OpenSymbol" style:font-name-asian="OpenSymbol" style:font-name-complex="OpenSymbol"/>
    </style:style>
    <style:style style:name="WW_5f_CharLFO17LVL2" style:display-name="WW_CharLFO17LVL2" style:family="text">
      <style:text-properties style:font-name="OpenSymbol" style:font-name-asian="OpenSymbol" style:font-name-complex="OpenSymbol"/>
    </style:style>
    <style:style style:name="WW_5f_CharLFO17LVL3" style:display-name="WW_CharLFO17LVL3" style:family="text">
      <style:text-properties style:font-name="OpenSymbol" style:font-name-asian="OpenSymbol" style:font-name-complex="OpenSymbol"/>
    </style:style>
    <style:style style:name="WW_5f_CharLFO17LVL4" style:display-name="WW_CharLFO17LVL4" style:family="text">
      <style:text-properties style:font-name="OpenSymbol" style:font-name-asian="OpenSymbol" style:font-name-complex="OpenSymbol"/>
    </style:style>
    <style:style style:name="WW_5f_CharLFO17LVL5" style:display-name="WW_CharLFO17LVL5" style:family="text">
      <style:text-properties style:font-name="OpenSymbol" style:font-name-asian="OpenSymbol" style:font-name-complex="OpenSymbol"/>
    </style:style>
    <style:style style:name="WW_5f_CharLFO17LVL6" style:display-name="WW_CharLFO17LVL6" style:family="text">
      <style:text-properties style:font-name="OpenSymbol" style:font-name-asian="OpenSymbol" style:font-name-complex="OpenSymbol"/>
    </style:style>
    <style:style style:name="WW_5f_CharLFO17LVL7" style:display-name="WW_CharLFO17LVL7" style:family="text">
      <style:text-properties style:font-name="OpenSymbol" style:font-name-asian="OpenSymbol" style:font-name-complex="OpenSymbol"/>
    </style:style>
    <style:style style:name="WW_5f_CharLFO17LVL8" style:display-name="WW_CharLFO17LVL8" style:family="text">
      <style:text-properties style:font-name="OpenSymbol" style:font-name-asian="OpenSymbol" style:font-name-complex="OpenSymbol"/>
    </style:style>
    <style:style style:name="WW_5f_CharLFO17LVL9" style:display-name="WW_CharLFO17LVL9" style:family="text">
      <style:text-properties style:font-name="OpenSymbol" style:font-name-asian="OpenSymbol" style:font-name-complex="OpenSymbol"/>
    </style:style>
    <style:style style:name="WW_5f_CharLFO18LVL1" style:display-name="WW_CharLFO18LVL1" style:family="text">
      <style:text-properties style:font-name="OpenSymbol" style:font-name-asian="OpenSymbol" style:font-name-complex="OpenSymbol"/>
    </style:style>
    <style:style style:name="WW_5f_CharLFO18LVL2" style:display-name="WW_CharLFO18LVL2" style:family="text">
      <style:text-properties style:font-name="OpenSymbol" style:font-name-asian="OpenSymbol" style:font-name-complex="OpenSymbol"/>
    </style:style>
    <style:style style:name="WW_5f_CharLFO18LVL3" style:display-name="WW_CharLFO18LVL3" style:family="text">
      <style:text-properties style:font-name="OpenSymbol" style:font-name-asian="OpenSymbol" style:font-name-complex="OpenSymbol"/>
    </style:style>
    <style:style style:name="WW_5f_CharLFO18LVL4" style:display-name="WW_CharLFO18LVL4" style:family="text">
      <style:text-properties style:font-name="OpenSymbol" style:font-name-asian="OpenSymbol" style:font-name-complex="OpenSymbol"/>
    </style:style>
    <style:style style:name="WW_5f_CharLFO18LVL5" style:display-name="WW_CharLFO18LVL5" style:family="text">
      <style:text-properties style:font-name="OpenSymbol" style:font-name-asian="OpenSymbol" style:font-name-complex="OpenSymbol"/>
    </style:style>
    <style:style style:name="WW_5f_CharLFO18LVL6" style:display-name="WW_CharLFO18LVL6" style:family="text">
      <style:text-properties style:font-name="OpenSymbol" style:font-name-asian="OpenSymbol" style:font-name-complex="OpenSymbol"/>
    </style:style>
    <style:style style:name="WW_5f_CharLFO18LVL7" style:display-name="WW_CharLFO18LVL7" style:family="text">
      <style:text-properties style:font-name="OpenSymbol" style:font-name-asian="OpenSymbol" style:font-name-complex="OpenSymbol"/>
    </style:style>
    <style:style style:name="WW_5f_CharLFO18LVL8" style:display-name="WW_CharLFO18LVL8" style:family="text">
      <style:text-properties style:font-name="OpenSymbol" style:font-name-asian="OpenSymbol" style:font-name-complex="OpenSymbol"/>
    </style:style>
    <style:style style:name="WW_5f_CharLFO18LVL9" style:display-name="WW_CharLFO18LVL9" style:family="text">
      <style:text-properties style:font-name="OpenSymbol" style:font-name-asian="OpenSymbol" style:font-name-complex="OpenSymbol"/>
    </style:style>
    <style:style style:name="WW_5f_CharLFO19LVL1" style:display-name="WW_CharLFO19LVL1" style:family="text">
      <style:text-properties style:font-name="OpenSymbol" style:font-name-asian="OpenSymbol" style:font-name-complex="OpenSymbol"/>
    </style:style>
    <style:style style:name="WW_5f_CharLFO19LVL2" style:display-name="WW_CharLFO19LVL2" style:family="text">
      <style:text-properties style:font-name="OpenSymbol" style:font-name-asian="OpenSymbol" style:font-name-complex="OpenSymbol"/>
    </style:style>
    <style:style style:name="WW_5f_CharLFO19LVL3" style:display-name="WW_CharLFO19LVL3" style:family="text">
      <style:text-properties style:font-name="OpenSymbol" style:font-name-asian="OpenSymbol" style:font-name-complex="OpenSymbol"/>
    </style:style>
    <style:style style:name="WW_5f_CharLFO19LVL4" style:display-name="WW_CharLFO19LVL4" style:family="text">
      <style:text-properties style:font-name="OpenSymbol" style:font-name-asian="OpenSymbol" style:font-name-complex="OpenSymbol"/>
    </style:style>
    <style:style style:name="WW_5f_CharLFO19LVL5" style:display-name="WW_CharLFO19LVL5" style:family="text">
      <style:text-properties style:font-name="OpenSymbol" style:font-name-asian="OpenSymbol" style:font-name-complex="OpenSymbol"/>
    </style:style>
    <style:style style:name="WW_5f_CharLFO19LVL6" style:display-name="WW_CharLFO19LVL6" style:family="text">
      <style:text-properties style:font-name="OpenSymbol" style:font-name-asian="OpenSymbol" style:font-name-complex="OpenSymbol"/>
    </style:style>
    <style:style style:name="WW_5f_CharLFO19LVL7" style:display-name="WW_CharLFO19LVL7" style:family="text">
      <style:text-properties style:font-name="OpenSymbol" style:font-name-asian="OpenSymbol" style:font-name-complex="OpenSymbol"/>
    </style:style>
    <style:style style:name="WW_5f_CharLFO19LVL8" style:display-name="WW_CharLFO19LVL8" style:family="text">
      <style:text-properties style:font-name="OpenSymbol" style:font-name-asian="OpenSymbol" style:font-name-complex="OpenSymbol"/>
    </style:style>
    <style:style style:name="WW_5f_CharLFO19LVL9" style:display-name="WW_CharLFO19LVL9" style:family="text">
      <style:text-properties style:font-name="OpenSymbol" style:font-name-asian="OpenSymbol" style:font-name-complex="OpenSymbol"/>
    </style:style>
    <style:style style:name="WW_5f_CharLFO20LVL1" style:display-name="WW_CharLFO20LVL1" style:family="text">
      <style:text-properties style:font-name="OpenSymbol" style:font-name-asian="OpenSymbol" style:font-name-complex="OpenSymbol"/>
    </style:style>
    <style:style style:name="WW_5f_CharLFO20LVL2" style:display-name="WW_CharLFO20LVL2" style:family="text">
      <style:text-properties style:font-name="OpenSymbol" style:font-name-asian="OpenSymbol" style:font-name-complex="OpenSymbol"/>
    </style:style>
    <style:style style:name="WW_5f_CharLFO20LVL3" style:display-name="WW_CharLFO20LVL3" style:family="text">
      <style:text-properties style:font-name="OpenSymbol" style:font-name-asian="OpenSymbol" style:font-name-complex="OpenSymbol"/>
    </style:style>
    <style:style style:name="WW_5f_CharLFO20LVL4" style:display-name="WW_CharLFO20LVL4" style:family="text">
      <style:text-properties style:font-name="OpenSymbol" style:font-name-asian="OpenSymbol" style:font-name-complex="OpenSymbol"/>
    </style:style>
    <style:style style:name="WW_5f_CharLFO20LVL5" style:display-name="WW_CharLFO20LVL5" style:family="text">
      <style:text-properties style:font-name="OpenSymbol" style:font-name-asian="OpenSymbol" style:font-name-complex="OpenSymbol"/>
    </style:style>
    <style:style style:name="WW_5f_CharLFO20LVL6" style:display-name="WW_CharLFO20LVL6" style:family="text">
      <style:text-properties style:font-name="OpenSymbol" style:font-name-asian="OpenSymbol" style:font-name-complex="OpenSymbol"/>
    </style:style>
    <style:style style:name="WW_5f_CharLFO20LVL7" style:display-name="WW_CharLFO20LVL7" style:family="text">
      <style:text-properties style:font-name="OpenSymbol" style:font-name-asian="OpenSymbol" style:font-name-complex="OpenSymbol"/>
    </style:style>
    <style:style style:name="WW_5f_CharLFO20LVL8" style:display-name="WW_CharLFO20LVL8" style:family="text">
      <style:text-properties style:font-name="OpenSymbol" style:font-name-asian="OpenSymbol" style:font-name-complex="OpenSymbol"/>
    </style:style>
    <style:style style:name="WW_5f_CharLFO20LVL9" style:display-name="WW_CharLFO20LVL9" style:family="text">
      <style:text-properties style:font-name="OpenSymbol" style:font-name-asian="OpenSymbol" style:font-name-complex="OpenSymbol"/>
    </style:style>
    <style:style style:name="WW_5f_CharLFO21LVL1" style:display-name="WW_CharLFO21LVL1" style:family="text">
      <style:text-properties style:font-name="OpenSymbol" style:font-name-asian="OpenSymbol" style:font-name-complex="OpenSymbol"/>
    </style:style>
    <style:style style:name="WW_5f_CharLFO21LVL2" style:display-name="WW_CharLFO21LVL2" style:family="text">
      <style:text-properties style:font-name="OpenSymbol" style:font-name-asian="OpenSymbol" style:font-name-complex="OpenSymbol"/>
    </style:style>
    <style:style style:name="WW_5f_CharLFO21LVL3" style:display-name="WW_CharLFO21LVL3" style:family="text">
      <style:text-properties style:font-name="OpenSymbol" style:font-name-asian="OpenSymbol" style:font-name-complex="OpenSymbol"/>
    </style:style>
    <style:style style:name="WW_5f_CharLFO21LVL4" style:display-name="WW_CharLFO21LVL4" style:family="text">
      <style:text-properties style:font-name="OpenSymbol" style:font-name-asian="OpenSymbol" style:font-name-complex="OpenSymbol"/>
    </style:style>
    <style:style style:name="WW_5f_CharLFO21LVL5" style:display-name="WW_CharLFO21LVL5" style:family="text">
      <style:text-properties style:font-name="OpenSymbol" style:font-name-asian="OpenSymbol" style:font-name-complex="OpenSymbol"/>
    </style:style>
    <style:style style:name="WW_5f_CharLFO21LVL6" style:display-name="WW_CharLFO21LVL6" style:family="text">
      <style:text-properties style:font-name="OpenSymbol" style:font-name-asian="OpenSymbol" style:font-name-complex="OpenSymbol"/>
    </style:style>
    <style:style style:name="WW_5f_CharLFO21LVL7" style:display-name="WW_CharLFO21LVL7" style:family="text">
      <style:text-properties style:font-name="OpenSymbol" style:font-name-asian="OpenSymbol" style:font-name-complex="OpenSymbol"/>
    </style:style>
    <style:style style:name="WW_5f_CharLFO21LVL8" style:display-name="WW_CharLFO21LVL8" style:family="text">
      <style:text-properties style:font-name="OpenSymbol" style:font-name-asian="OpenSymbol" style:font-name-complex="OpenSymbol"/>
    </style:style>
    <style:style style:name="WW_5f_CharLFO21LVL9" style:display-name="WW_CharLFO21LVL9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Markus Freitag</meta:initial-creator>
    <dc:creator>Dennis Diehm</dc:creator>
    <meta:creation-date>2012-09-18T07:03:00Z</meta:creation-date>
    <dc:date>2014-11-04T09:20:22.48</dc:date>
    <meta:editing-cycles>23</meta:editing-cycles>
    <meta:editing-duration>PT2H23M1S</meta:editing-duration>
    <meta:document-statistic meta:table-count="0" meta:image-count="1" meta:object-count="0" meta:page-count="7" meta:paragraph-count="230" meta:word-count="1400" meta:character-count="10683"/>
    <meta:template xlink:type="simple" xlink:actuate="onRequest" xlink:title="" xlink:href="Normal"/>
  </office:meta>
</office:document-meta>
</file>